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F0000005D127B64B7CBC3129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OpenSymbol" svg:font-family="OpenSymbol, 'Arial Unicode MS'"/>
    <style:font-face style:name="Symbol1" svg:font-family="Symbol"/>
    <style:font-face style:name="Times New Roman1" svg:font-family="'Times New Roman', 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7.228cm" fo:margin-left="-0.199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7.22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13" style:family="table-row">
      <style:table-row-properties style:min-row-height="0.658cm" fo:background-color="transparent" fo:keep-together="auto">
        <style:background-image/>
      </style:table-row-properties>
    </style:style>
    <style:style style:name="Tabla1.A13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14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able_20_Contents">
      <style:paragraph-properties style:snap-to-layout-grid="false"/>
      <style:text-properties officeooo:paragraph-rsid="0016761a"/>
    </style:style>
    <style:style style:name="P2" style:family="paragraph" style:parent-style-name="Table_20_Contents">
      <loext:graphic-properties draw:fill-image-width="0cm" draw:fill-image-height="0cm"/>
      <style:paragraph-properties fo:margin-top="0.101cm" fo:margin-bottom="0.12cm" loext:contextual-spacing="false" fo:line-height="100%" fo:text-align="center" style:justify-single-word="false" style:shadow="none" style:snap-to-layout-grid="false" style:writing-mode="lr-tb"/>
      <style:text-properties style:font-name="Arial" fo:font-size="10pt" fo:font-weight="bold" officeooo:paragraph-rsid="0016761a" style:font-size-asian="10pt" style:font-weight-asian="bold" style:font-name-complex="Arial" style:font-size-complex="10pt" style:font-weight-complex="bold"/>
    </style:style>
    <style:style style:name="P3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officeooo:paragraph-rsid="0016761a"/>
    </style:style>
    <style:style style:name="P4" style:family="paragraph" style:parent-style-name="Standard">
      <style:text-properties officeooo:paragraph-rsid="0016761a"/>
    </style:style>
    <style:style style:name="P5" style:family="paragraph" style:parent-style-name="Standard">
      <style:text-properties officeooo:paragraph-rsid="00171edb"/>
    </style:style>
    <style:style style:name="P6" style:family="paragraph" style:parent-style-name="Standard">
      <style:text-properties officeooo:paragraph-rsid="001c4202"/>
    </style:style>
    <style:style style:name="P7" style:family="paragraph" style:parent-style-name="Standard" style:list-style-name="WW8Num1">
      <style:paragraph-properties fo:margin-top="0cm" fo:margin-bottom="0cm" loext:contextual-spacing="false" fo:line-height="0.478cm" fo:text-align="center" style:justify-single-word="false" fo:orphans="0" fo:widows="0" style:text-autospace="none"/>
      <style:text-properties style:font-name="Arial" fo:font-size="10.5pt" fo:font-weight="bold" officeooo:paragraph-rsid="00171edb" style:font-size-asian="10.5pt" style:font-weight-asian="bold" style:font-size-complex="10.5pt" style:font-weight-complex="bold"/>
    </style:style>
    <style:style style:name="P8" style:family="paragraph" style:parent-style-name="Standard" style:list-style-name="WW8Num1">
      <style:paragraph-properties fo:margin-top="0cm" fo:margin-bottom="0cm" loext:contextual-spacing="false" fo:line-height="0.478cm" fo:text-align="center" style:justify-single-word="false" fo:orphans="0" fo:widows="0" style:text-autospace="none" style:writing-mode="page"/>
      <style:text-properties style:font-name="Arial" fo:font-size="10.5pt" fo:font-weight="bold" officeooo:rsid="000ff10d" officeooo:paragraph-rsid="00171edb" style:font-size-asian="10.5pt" style:font-weight-asian="bold" style:font-size-complex="10.5pt" style:font-weight-complex="bold"/>
    </style:style>
    <style:style style:name="P9" style:family="paragraph" style:parent-style-name="Standard" style:list-style-name="WW8Num4">
      <style:paragraph-properties fo:margin-left="1.27cm" fo:margin-right="0cm" fo:margin-top="0cm" fo:margin-bottom="0.15cm" loext:contextual-spacing="false" fo:line-height="150%" fo:orphans="0" fo:widows="0" fo:hyphenation-ladder-count="no-limit" fo:text-indent="-0.635cm" style:auto-text-indent="false" style:writing-mode="lr-tb">
        <style:tab-stops>
          <style:tab-stop style:position="3.81cm"/>
        </style:tab-stops>
      </style:paragraph-properties>
      <style:text-properties style:font-name="Arial" fo:font-size="12pt" officeooo:paragraph-rsid="001c4202" style:font-size-asian="12pt" style:font-size-complex="12pt" fo:hyphenate="false" fo:hyphenation-remain-char-count="2" fo:hyphenation-push-char-count="2"/>
    </style:style>
    <style:style style:name="P10" style:family="paragraph" style:parent-style-name="Standard" style:list-style-name="WW8Num1">
      <style:paragraph-properties fo:margin-top="0.101cm" fo:margin-bottom="0.101cm" loext:contextual-spacing="false" fo:line-height="150%" fo:text-align="center" style:justify-single-word="false"/>
      <style:text-properties style:font-name="Arial" fo:font-size="12pt" fo:font-weight="bold" officeooo:paragraph-rsid="00171ed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.132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0cm" fo:margin-right="0.132cm" fo:margin-top="0.116cm" fo:margin-bottom="0.101cm" loext:contextual-spacing="false" fo:line-height="100%" fo:orphans="0" fo:widows="0" fo:text-indent="0cm" style:auto-text-indent="false" style:text-autospace="none">
        <style:tab-stops>
          <style:tab-stop style:position="2.258cm"/>
          <style:tab-stop style:position="3.493cm"/>
          <style:tab-stop style:position="5.891cm"/>
          <style:tab-stop style:position="6.985cm"/>
        </style:tab-stops>
      </style:paragraph-properties>
      <style:text-properties fo:color="#1a1a1a" style:font-name="Arial" fo:font-size="10.5pt" fo:font-weight="normal" officeooo:rsid="00152ff6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left="0cm" fo:margin-right="0.132cm" fo:margin-top="0.116cm" fo:margin-bottom="0.101cm" loext:contextual-spacing="false" fo:line-height="100%" fo:text-align="justify" style:justify-single-word="false" fo:orphans="0" fo:widows="0" fo:text-indent="0cm" style:auto-text-indent="false" style:text-autospace="none">
        <style:tab-stops>
          <style:tab-stop style:position="2.258cm"/>
          <style:tab-stop style:position="3.493cm"/>
          <style:tab-stop style:position="3.634cm"/>
          <style:tab-stop style:position="4.269cm"/>
          <style:tab-stop style:position="6.279cm"/>
          <style:tab-stop style:position="6.773cm"/>
          <style:tab-stop style:position="7.867cm"/>
          <style:tab-stop style:position="8.643cm"/>
          <style:tab-stop style:position="9.772cm"/>
        </style:tab-stops>
      </style:paragraph-properties>
      <style:text-properties fo:color="#1a1a1a" style:font-name="Arial" fo:font-size="10.5pt" fo:font-weight="normal" officeooo:rsid="00152ff6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left="0cm" fo:margin-right="0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0cm" fo:margin-right="0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16" style:family="paragraph" style:parent-style-name="Standard">
      <style:paragraph-properties fo:margin-left="0cm" fo:margin-right="0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3571" style:font-size-asian="10.5pt" style:font-weight-asian="normal" style:font-name-complex="Arial" style:font-size-complex="10.5pt" style:font-weight-complex="normal"/>
    </style:style>
    <style:style style:name="P17" style:family="paragraph" style:parent-style-name="Standard">
      <style:paragraph-properties fo:margin-left="0cm" fo:margin-right="0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71a8" style:font-size-asian="10.5pt" style:font-weight-asian="normal" style:font-name-complex="Arial" style:font-size-complex="10.5pt" style:font-weight-complex="normal"/>
    </style:style>
    <style:style style:name="P18" style:family="paragraph" style:parent-style-name="Standard">
      <style:paragraph-properties fo:margin-left="0cm" fo:margin-right="0cm" fo:margin-top="0.235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c5fac" style:font-size-asian="10.5pt" style:font-weight-asian="normal" style:font-name-complex="Arial" style:font-size-complex="10.5pt" style:font-weight-complex="normal"/>
    </style:style>
    <style:style style:name="P19" style:family="paragraph" style:parent-style-name="Standard">
      <style:paragraph-properties fo:margin-left="0cm" fo:margin-right="0cm" fo:margin-top="0.125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3571" style:font-size-asian="10.5pt" style:font-weight-asian="normal" style:font-name-complex="Arial" style:font-size-complex="10.5pt" style:font-weight-complex="normal"/>
    </style:style>
    <style:style style:name="P20" style:family="paragraph" style:parent-style-name="Standard">
      <style:paragraph-properties fo:margin-left="0cm" fo:margin-right="0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officeooo:paragraph-rsid="001c26f2"/>
    </style:style>
    <style:style style:name="P21" style:family="paragraph" style:parent-style-name="Standard">
      <style:paragraph-properties fo:margin-left="0cm" fo:margin-right="0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fo:font-weight="normal" officeooo:paragraph-rsid="001c26f2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.15cm" loext:contextual-spacing="false" fo:line-height="0.194cm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5.5pt" fo:font-weight="normal" officeooo:paragraph-rsid="001c4202" style:font-size-asian="5.5pt" style:font-weight-asian="normal" style:font-name-complex="Arial" style:font-size-complex="5.5pt" style:font-weight-complex="normal"/>
    </style:style>
    <style:style style:name="P23" style:family="paragraph" style:parent-style-name="Standard">
      <style:paragraph-properties fo:margin-left="0cm" fo:margin-right="0.374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>
      <style:paragraph-properties fo:margin-left="0cm" fo:margin-right="0.374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c5fac" style:font-size-asian="10.5pt" style:font-weight-asian="normal" style:font-name-complex="Arial" style:font-size-complex="10.5pt" style:font-weight-complex="normal"/>
    </style:style>
    <style:style style:name="P25" style:family="paragraph" style:parent-style-name="Standard">
      <style:paragraph-properties fo:margin-left="0cm" fo:margin-right="0.187cm" fo:margin-top="0.116cm" fo:margin-bottom="0.101cm" loext:contextual-spacing="false" fo:line-height="121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c5fac" style:font-size-asian="10.5pt" style:font-weight-asian="normal" style:font-name-complex="Arial" style:font-size-complex="10.5pt" style:font-weight-complex="normal"/>
    </style:style>
    <style:style style:name="P26" style:family="paragraph" style:parent-style-name="Standard">
      <style:paragraph-properties fo:margin-left="0cm" fo:margin-right="0.915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c5fac" style:font-size-asian="10.5pt" style:font-weight-asian="normal" style:font-name-complex="Arial" style:font-size-complex="10.5pt" style:font-weight-complex="normal"/>
    </style:style>
    <style:style style:name="P27" style:family="paragraph" style:parent-style-name="Standard">
      <style:paragraph-properties fo:margin-left="0cm" fo:margin-right="1.716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c5fac" style:font-size-asian="10.5pt" style:font-weight-asian="normal" style:font-name-complex="Arial" style:font-size-complex="10.5pt" style:font-weight-complex="normal"/>
    </style:style>
    <style:style style:name="P28" style:family="paragraph" style:parent-style-name="Standard">
      <style:paragraph-properties fo:margin-left="1.247cm" fo:margin-right="0cm" fo:margin-top="0cm" fo:margin-bottom="0cm" loext:contextual-spacing="false" fo:line-height="0.478cm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18a239" style:font-size-asian="10.5pt" style:font-weight-asian="normal" style:font-name-complex="Arial" style:font-size-complex="10.5pt" style:font-weight-complex="normal"/>
    </style:style>
    <style:style style:name="P29" style:family="paragraph" style:parent-style-name="Standard">
      <style:paragraph-properties fo:margin-left="0cm" fo:margin-right="0.469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30" style:family="paragraph" style:parent-style-name="Standard">
      <style:paragraph-properties fo:margin-left="0cm" fo:margin-right="1.08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31" style:family="paragraph" style:parent-style-name="Standard">
      <style:paragraph-properties fo:margin-left="0cm" fo:margin-right="0.633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32" style:family="paragraph" style:parent-style-name="Standard">
      <style:paragraph-properties fo:margin-left="0cm" fo:margin-right="0.633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3571" style:font-size-asian="10.5pt" style:font-weight-asian="normal" style:font-name-complex="Arial" style:font-size-complex="10.5pt" style:font-weight-complex="normal"/>
    </style:style>
    <style:style style:name="P33" style:family="paragraph" style:parent-style-name="Standard">
      <style:paragraph-properties fo:margin-left="0cm" fo:margin-right="0.633cm" fo:margin-top="0.127cm" fo:margin-bottom="0.101cm" loext:contextual-spacing="false" fo:line-height="0.483cm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3571" style:font-size-asian="10.5pt" style:font-weight-asian="normal" style:font-name-complex="Arial" style:font-size-complex="10.5pt" style:font-weight-complex="normal"/>
    </style:style>
    <style:style style:name="P34" style:family="paragraph" style:parent-style-name="Standard">
      <style:paragraph-properties fo:margin-left="0cm" fo:margin-right="0.185cm" fo:margin-top="0.116cm" fo:margin-bottom="0.101cm" loext:contextual-spacing="false" fo:line-height="121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35" style:family="paragraph" style:parent-style-name="Standard">
      <style:paragraph-properties fo:margin-left="0cm" fo:margin-right="0.185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3571" style:font-size-asian="10.5pt" style:font-weight-asian="normal" style:font-name-complex="Arial" style:font-size-complex="10.5pt" style:font-weight-complex="normal"/>
    </style:style>
    <style:style style:name="P36" style:family="paragraph" style:parent-style-name="Standard">
      <style:paragraph-properties fo:margin-left="0cm" fo:margin-right="0.656cm" fo:margin-top="0.116cm" fo:margin-bottom="0.101cm" loext:contextual-spacing="false" fo:line-height="99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37" style:family="paragraph" style:parent-style-name="Standard">
      <style:paragraph-properties fo:margin-left="1.683cm" fo:margin-right="0cm" fo:margin-top="0cm" fo:margin-bottom="0cm" loext:contextual-spacing="false" fo:line-height="0.478cm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18a239" style:font-size-asian="10.5pt" style:font-weight-asian="normal" style:font-name-complex="Arial" style:font-size-complex="10.5pt" style:font-weight-complex="normal"/>
    </style:style>
    <style:style style:name="P38" style:family="paragraph" style:parent-style-name="Standard">
      <style:paragraph-properties fo:margin-left="1.683cm" fo:margin-right="0cm" fo:margin-top="0cm" fo:margin-bottom="0cm" loext:contextual-spacing="false" fo:line-height="0.478cm" fo:orphans="0" fo:widows="0" fo:text-indent="0cm" style:auto-text-indent="false" style:text-autospace="none"/>
      <style:text-properties fo:color="#1a1a1a" style:font-name="Arial" fo:font-size="10.5pt" fo:font-weight="bold" officeooo:rsid="00152ff6" officeooo:paragraph-rsid="001a7ea4" style:font-size-asian="10.5pt" style:font-weight-asian="bold" style:font-name-complex="Arial" style:font-size-complex="10.5pt" style:font-weight-complex="bold"/>
    </style:style>
    <style:style style:name="P39" style:family="paragraph" style:parent-style-name="Standard">
      <style:paragraph-properties fo:margin-left="0cm" fo:margin-right="0.75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3571" style:font-size-asian="10.5pt" style:font-weight-asian="normal" style:font-name-complex="Arial" style:font-size-complex="10.5pt" style:font-weight-complex="normal"/>
    </style:style>
    <style:style style:name="P40" style:family="paragraph" style:parent-style-name="Standard">
      <style:paragraph-properties fo:margin-left="1.164cm" fo:margin-right="0cm" fo:margin-top="0cm" fo:margin-bottom="0cm" loext:contextual-spacing="false" fo:line-height="0.478cm" fo:orphans="0" fo:widows="0" fo:text-indent="0cm" style:auto-text-indent="false" style:text-autospace="none"/>
      <style:text-properties fo:color="#1a1a1a" style:font-name="Arial" fo:font-size="10.5pt" fo:font-weight="bold" officeooo:rsid="00152ff6" officeooo:paragraph-rsid="001a7ea4" style:font-size-asian="10.5pt" style:font-weight-asian="bold" style:font-name-complex="Arial" style:font-size-complex="10.5pt" style:font-weight-complex="bold"/>
    </style:style>
    <style:style style:name="P41" style:family="paragraph" style:parent-style-name="Standard">
      <style:paragraph-properties fo:margin-left="0cm" fo:margin-right="0.139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71a8" style:font-size-asian="10.5pt" style:font-weight-asian="normal" style:font-name-complex="Arial" style:font-size-complex="10.5pt" style:font-weight-complex="normal"/>
    </style:style>
    <style:style style:name="P42" style:family="paragraph" style:parent-style-name="Standard">
      <style:paragraph-properties fo:margin-left="0cm" fo:margin-right="0.563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71a8" style:font-size-asian="10.5pt" style:font-weight-asian="normal" style:font-name-complex="Arial" style:font-size-complex="10.5pt" style:font-weight-complex="normal"/>
    </style:style>
    <style:style style:name="P43" style:family="paragraph" style:parent-style-name="Standard">
      <style:paragraph-properties fo:margin-left="0cm" fo:margin-right="0.28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officeooo:paragraph-rsid="003d71a8" style:font-size-asian="10.5pt" style:font-weight-asian="normal" style:font-name-complex="Arial" style:font-size-complex="10.5pt" style:font-weight-complex="normal"/>
    </style:style>
    <style:style style:name="P44" style:family="paragraph" style:parent-style-name="Standard">
      <style:paragraph-properties fo:margin-left="1.519cm" fo:margin-right="0cm" fo:margin-top="0cm" fo:margin-bottom="0cm" loext:contextual-spacing="false" fo:line-height="0.478cm" fo:orphans="0" fo:widows="0" fo:text-indent="0cm" style:auto-text-indent="false" style:text-autospace="none"/>
    </style:style>
    <style:style style:name="P45" style:family="paragraph" style:parent-style-name="Standard">
      <style:paragraph-properties fo:margin-left="0cm" fo:margin-right="0.845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46" style:family="paragraph" style:parent-style-name="Standard">
      <style:paragraph-properties fo:margin-left="0cm" fo:margin-right="0.938cm" fo:margin-top="0.127cm" fo:margin-bottom="0.101cm" loext:contextual-spacing="false" fo:line-height="0.483cm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47" style:family="paragraph" style:parent-style-name="Standard">
      <style:paragraph-properties fo:margin-left="0cm" fo:margin-right="0.233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48" style:family="paragraph" style:parent-style-name="Standard">
      <style:paragraph-properties fo:margin-left="0cm" fo:margin-right="0.797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49" style:family="paragraph" style:parent-style-name="Standard">
      <style:paragraph-properties fo:margin-left="0cm" fo:margin-right="1.926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50" style:family="paragraph" style:parent-style-name="Standard">
      <style:paragraph-properties fo:margin-left="0cm" fo:margin-right="1.363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51" style:family="paragraph" style:parent-style-name="Standard">
      <style:paragraph-properties fo:margin-left="0cm" fo:margin-right="0.727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52" style:family="paragraph" style:parent-style-name="Standard">
      <style:paragraph-properties fo:margin-left="1.436cm" fo:margin-right="0cm" fo:margin-top="0cm" fo:margin-bottom="0cm" loext:contextual-spacing="false" fo:line-height="0.478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53" style:family="paragraph" style:parent-style-name="Standard">
      <style:paragraph-properties fo:margin-left="0cm" fo:margin-right="0.422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54" style:family="paragraph" style:parent-style-name="Standard">
      <style:paragraph-properties fo:margin-left="0cm" fo:margin-right="0.445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55" style:family="paragraph" style:parent-style-name="Standard">
      <style:paragraph-properties fo:margin-left="0cm" fo:margin-right="0.349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56" style:family="paragraph" style:parent-style-name="Standard">
      <style:paragraph-properties fo:margin-left="0cm" fo:margin-right="1.009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57" style:family="paragraph" style:parent-style-name="Standard">
      <style:paragraph-properties fo:margin-left="0cm" fo:margin-right="2.067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58" style:family="paragraph" style:parent-style-name="Standard">
      <style:paragraph-properties fo:margin-left="3.754cm" fo:margin-right="0cm" fo:margin-top="0cm" fo:margin-bottom="0cm" loext:contextual-spacing="false" fo:line-height="0.478cm" fo:orphans="0" fo:widows="0" fo:text-indent="0cm" style:auto-text-indent="false" style:text-autospace="none"/>
      <style:text-properties fo:color="#1a1a1a" style:font-name="Arial" fo:font-size="10.5pt" fo:font-weight="bold" officeooo:rsid="00152ff6" officeooo:paragraph-rsid="001c26f2" style:font-size-asian="10.5pt" style:font-weight-asian="bold" style:font-name-complex="Arial" style:font-size-complex="10.5pt" style:font-weight-complex="bold"/>
    </style:style>
    <style:style style:name="P59" style:family="paragraph" style:parent-style-name="Standard">
      <style:paragraph-properties fo:margin-left="0cm" fo:margin-right="0.609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60" style:family="paragraph" style:parent-style-name="Standard">
      <style:paragraph-properties fo:margin-left="0cm" fo:margin-right="0.986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61" style:family="paragraph" style:parent-style-name="Standard">
      <style:paragraph-properties fo:margin-left="0cm" fo:margin-right="0.162cm" fo:margin-top="0.116cm" fo:margin-bottom="0.101cm" loext:contextual-spacing="false" fo:line-height="99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62" style:family="paragraph" style:parent-style-name="Standard">
      <style:paragraph-properties fo:margin-left="0cm" fo:margin-right="0.94cm" fo:margin-top="0.116cm" fo:margin-bottom="0.101cm" loext:contextual-spacing="false" fo:line-height="99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63" style:family="paragraph" style:parent-style-name="Standard">
      <style:paragraph-properties fo:margin-left="0cm" fo:margin-right="0.21cm" fo:margin-top="0.116cm" fo:margin-bottom="0.101cm" loext:contextual-spacing="false" fo:line-height="100%" fo:orphans="0" fo:widows="0" fo:text-indent="0cm" style:auto-text-indent="false" style:text-autospace="none"/>
      <style:text-properties fo:color="#1a1a1a" style:font-name="Arial" fo:font-size="10.5pt" fo:font-weight="normal" officeooo:rsid="00152ff6" style:font-size-asian="10.5pt" style:font-weight-asian="normal" style:font-name-complex="Arial" style:font-size-complex="10.5pt" style:font-weight-complex="normal"/>
    </style:style>
    <style:style style:name="P64" style:family="paragraph" style:parent-style-name="Standard">
      <style:paragraph-properties fo:margin-left="2.136cm" fo:margin-right="0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-0.136cm"/>
          <style:tab-stop style:position="0.847cm"/>
        </style:tab-stops>
      </style:paragraph-properties>
      <style:text-properties officeooo:paragraph-rsid="001c26f2"/>
    </style:style>
    <style:style style:name="P65" style:family="paragraph" style:parent-style-name="Standard">
      <style:paragraph-properties fo:margin-left="2.771cm" fo:margin-right="0.429cm" fo:margin-top="0cm" fo:margin-bottom="0.15cm" loext:contextual-spacing="false" fo:line-height="150%" fo:orphans="0" fo:widows="0" fo:text-indent="-0.635cm" style:auto-text-indent="false" style:text-autospace="none" style:writing-mode="lr-tb">
        <style:tab-stops>
          <style:tab-stop style:position="2.752cm"/>
        </style:tab-stops>
      </style:paragraph-properties>
      <style:text-properties style:font-name="Arial" fo:font-size="12pt" officeooo:paragraph-rsid="001c26f2" style:font-size-asian="12pt" style:font-name-complex="Arial" style:font-size-complex="12pt"/>
    </style:style>
    <style:style style:name="P66" style:family="paragraph" style:parent-style-name="Standard">
      <style:paragraph-properties fo:margin-left="2.771cm" fo:margin-right="0.76cm" fo:margin-top="0cm" fo:margin-bottom="0.15cm" loext:contextual-spacing="false" fo:line-height="150%" fo:orphans="0" fo:widows="0" fo:text-indent="-0.635cm" style:auto-text-indent="false" style:text-autospace="none" style:writing-mode="lr-tb">
        <style:tab-stops>
          <style:tab-stop style:position="2.752cm"/>
        </style:tab-stops>
      </style:paragraph-properties>
      <style:text-properties style:font-name="Arial" fo:font-size="12pt" officeooo:paragraph-rsid="001c26f2" style:font-size-asian="12pt" style:font-name-complex="Arial" style:font-size-complex="12pt"/>
    </style:style>
    <style:style style:name="P67" style:family="paragraph" style:parent-style-name="Standard">
      <style:paragraph-properties fo:margin-left="2.771cm" fo:margin-right="1.584cm" fo:margin-top="0cm" fo:margin-bottom="0.15cm" loext:contextual-spacing="false" fo:line-height="150%" fo:orphans="0" fo:widows="0" fo:text-indent="-0.635cm" style:auto-text-indent="false" style:text-autospace="none" style:writing-mode="lr-tb">
        <style:tab-stops>
          <style:tab-stop style:position="2.752cm"/>
        </style:tab-stops>
      </style:paragraph-properties>
      <style:text-properties style:font-name="Arial" fo:font-size="12pt" officeooo:paragraph-rsid="001c26f2" style:font-size-asian="12pt" style:font-name-complex="Arial" style:font-size-complex="12pt"/>
    </style:style>
    <style:style style:name="P68" style:family="paragraph" style:parent-style-name="Standard" style:list-style-name="L1">
      <style:paragraph-properties fo:margin-left="0cm" fo:margin-right="0.27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officeooo:paragraph-rsid="001c26f2"/>
    </style:style>
    <style:style style:name="P69" style:family="paragraph" style:parent-style-name="Standard">
      <style:paragraph-properties fo:margin-left="0cm" fo:margin-right="0.552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officeooo:paragraph-rsid="001c26f2" style:font-size-asian="12pt" style:font-name-complex="Arial" style:font-size-complex="12pt"/>
    </style:style>
    <style:style style:name="P70" style:family="paragraph" style:parent-style-name="Standard">
      <style:paragraph-properties fo:margin-left="0cm" fo:margin-right="0.552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officeooo:paragraph-rsid="001c26f2" style:font-size-asian="12pt" style:font-name-complex="Arial" style:font-size-complex="12pt"/>
    </style:style>
    <style:style style:name="P71" style:family="paragraph" style:parent-style-name="Standard">
      <style:paragraph-properties fo:margin-left="0cm" fo:margin-right="0.191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/>
      <style:text-properties officeooo:paragraph-rsid="001c4202"/>
    </style:style>
    <style:style style:name="P72" style:family="paragraph" style:parent-style-name="Standard">
      <style:paragraph-properties fo:margin-left="0.27cm" fo:margin-right="1.755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>
        <style:tab-stops>
          <style:tab-stop style:position="0.741cm"/>
        </style:tab-stops>
      </style:paragraph-properties>
      <style:text-properties style:font-name="Arial" fo:font-size="12pt" officeooo:paragraph-rsid="001c4202" style:font-size-asian="12pt" style:font-size-complex="12pt"/>
    </style:style>
    <style:style style:name="P73" style:family="paragraph" style:parent-style-name="Standard">
      <style:paragraph-properties fo:margin-left="1.099cm" fo:margin-right="0.208cm" fo:margin-top="0cm" fo:margin-bottom="0.15cm" loext:contextual-spacing="false" fo:line-height="150%" fo:orphans="0" fo:widows="0" fo:text-indent="0cm" style:auto-text-indent="false" style:text-autospace="none" style:writing-mode="lr-tb"/>
      <style:text-properties officeooo:paragraph-rsid="001c4202"/>
    </style:style>
    <style:style style:name="P74" style:family="paragraph" style:parent-style-name="Standard">
      <style:paragraph-properties fo:margin-left="0.27cm" fo:margin-right="0.393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/>
      <style:text-properties officeooo:paragraph-rsid="001c4202"/>
    </style:style>
    <style:style style:name="P75" style:family="paragraph" style:parent-style-name="Standard">
      <style:paragraph-properties fo:margin-left="0.27cm" fo:margin-right="0.393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officeooo:paragraph-rsid="001c4202" style:font-size-asian="12pt" style:font-name-complex="Arial" style:font-size-complex="12pt"/>
    </style:style>
    <style:style style:name="P76" style:family="paragraph" style:parent-style-name="Standard">
      <loext:graphic-properties draw:fill="none"/>
      <style:paragraph-properties fo:margin-left="0.3cm" fo:margin-right="0.199cm" fo:margin-top="0cm" fo:margin-bottom="0.15cm" loext:contextual-spacing="false" fo:line-height="150%" fo:orphans="0" fo:widows="0" fo:text-indent="0cm" style:auto-text-indent="false" fo:background-color="transparent" style:text-autospace="none" style:writing-mode="lr-tb">
        <style:tab-stops>
          <style:tab-stop style:position="1.517cm"/>
        </style:tab-stops>
      </style:paragraph-properties>
      <style:text-properties officeooo:paragraph-rsid="001c4202"/>
    </style:style>
    <style:style style:name="P77" style:family="paragraph" style:parent-style-name="Standard">
      <style:paragraph-properties fo:margin-left="1.494cm" fo:margin-right="0.189cm" fo:margin-top="0cm" fo:margin-bottom="0.15cm" loext:contextual-spacing="false" fo:line-height="150%" fo:orphans="0" fo:widows="0" fo:text-indent="-0.635cm" style:auto-text-indent="false" style:text-autospace="none" style:writing-mode="lr-tb">
        <style:tab-stops>
          <style:tab-stop style:position="1.517cm"/>
        </style:tab-stops>
      </style:paragraph-properties>
      <style:text-properties officeooo:paragraph-rsid="001c4202"/>
    </style:style>
    <style:style style:name="P78" style:family="paragraph" style:parent-style-name="Standard">
      <style:paragraph-properties fo:margin-left="0.859cm" fo:margin-right="0cm" fo:margin-top="0cm" fo:margin-bottom="0.15cm" loext:contextual-spacing="false" fo:line-height="150%" fo:orphans="0" fo:widows="0" fo:text-indent="0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officeooo:paragraph-rsid="001c4202" style:font-size-asian="12pt" style:font-name-complex="Arial" style:font-size-complex="12pt"/>
    </style:style>
    <style:style style:name="P79" style:family="paragraph" style:parent-style-name="Standard">
      <loext:graphic-properties draw:fill="none"/>
      <style:paragraph-properties fo:margin-left="0.3cm" fo:margin-right="8.4cm" fo:margin-top="0cm" fo:margin-bottom="0.15cm" loext:contextual-spacing="false" fo:line-height="150%" fo:text-align="justify" style:justify-single-word="false" fo:orphans="0" fo:widows="0" fo:text-indent="0cm" style:auto-text-indent="false" fo:background-color="transparent" style:text-autospace="none" style:writing-mode="lr-tb"/>
      <style:text-properties style:font-name="Arial" fo:font-size="12pt" officeooo:paragraph-rsid="001c4202" style:font-size-asian="12pt" style:font-size-complex="12pt"/>
    </style:style>
    <style:style style:name="P80" style:family="paragraph" style:parent-style-name="Standard" style:master-page-name="">
      <loext:graphic-properties draw:fill="none"/>
      <style:paragraph-properties fo:margin-left="1.9cm" fo:margin-right="0cm" fo:margin-top="0cm" fo:margin-bottom="0.15cm" loext:contextual-spacing="false" fo:line-height="150%" fo:orphans="0" fo:widows="0" fo:text-indent="0cm" style:auto-text-indent="false" style:page-number="auto" fo:background-color="transparent" style:text-autospace="none" style:writing-mode="lr-tb">
        <style:tab-stops>
          <style:tab-stop style:position="1.085cm"/>
        </style:tab-stops>
      </style:paragraph-properties>
      <style:text-properties officeooo:paragraph-rsid="001c4202"/>
    </style:style>
    <style:style style:name="P81" style:family="paragraph" style:parent-style-name="Standard">
      <loext:graphic-properties draw:fill="none"/>
      <style:paragraph-properties fo:margin-left="1.9cm" fo:margin-right="0cm" fo:margin-top="0cm" fo:margin-bottom="0.15cm" loext:contextual-spacing="false" fo:line-height="150%" fo:orphans="0" fo:widows="0" fo:text-indent="0cm" style:auto-text-indent="false" fo:background-color="transparent" style:text-autospace="none" style:writing-mode="lr-tb">
        <style:tab-stops>
          <style:tab-stop style:position="1.085cm"/>
        </style:tab-stops>
      </style:paragraph-properties>
      <style:text-properties officeooo:paragraph-rsid="001c4202"/>
    </style:style>
    <style:style style:name="P82" style:family="paragraph" style:parent-style-name="Standard">
      <loext:graphic-properties draw:fill="none"/>
      <style:paragraph-properties fo:margin-left="1.9cm" fo:margin-right="0cm" fo:margin-top="0cm" fo:margin-bottom="0.15cm" loext:contextual-spacing="false" fo:line-height="150%" fo:orphans="0" fo:widows="0" fo:text-indent="0cm" style:auto-text-indent="false" fo:background-color="transparent" style:text-autospace="none" style:writing-mode="lr-tb">
        <style:tab-stops>
          <style:tab-stop style:position="1.085cm"/>
        </style:tab-stops>
      </style:paragraph-properties>
      <style:text-properties style:font-name="Arial" fo:font-size="12pt" officeooo:paragraph-rsid="001c4202" style:font-size-asian="12pt" style:font-name-complex="Arial" style:font-size-complex="12pt"/>
    </style:style>
    <style:style style:name="P83" style:family="paragraph" style:parent-style-name="Standard" style:list-style-name="WW8Num18" style:master-page-name="">
      <loext:graphic-properties draw:fill="none"/>
      <style:paragraph-properties fo:margin-left="0.801cm" fo:margin-right="0cm" fo:margin-top="0cm" fo:margin-bottom="0.15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text-autospace="none" style:writing-mode="lr-tb">
        <style:tab-stops>
          <style:tab-stop style:position="1.552cm"/>
        </style:tab-stops>
      </style:paragraph-properties>
      <style:text-properties style:font-name="Arial" fo:font-size="12pt" officeooo:paragraph-rsid="001c4202" style:font-size-asian="12pt" style:font-size-complex="12pt" fo:hyphenate="false" fo:hyphenation-remain-char-count="2" fo:hyphenation-push-char-count="2"/>
    </style:style>
    <style:style style:name="P84" style:family="paragraph" style:parent-style-name="Standard" style:master-page-name="">
      <loext:graphic-properties draw:fill="none"/>
      <style:paragraph-properties fo:margin-left="2cm" fo:margin-right="0cm" fo:margin-top="0cm" fo:margin-bottom="0.15cm" loext:contextual-spacing="false" fo:line-height="150%" fo:orphans="0" fo:widows="0" fo:text-indent="0cm" style:auto-text-indent="false" style:page-number="auto" fo:background-color="transparent" style:text-autospace="none" style:writing-mode="lr-tb">
        <style:tab-stops>
          <style:tab-stop style:position="0.979cm"/>
        </style:tab-stops>
      </style:paragraph-properties>
      <style:text-properties style:font-name="Arial" fo:font-size="12pt" officeooo:paragraph-rsid="001c4202" style:font-size-asian="12pt" style:font-name-complex="Arial" style:font-size-complex="12pt"/>
    </style:style>
    <style:style style:name="P85" style:family="paragraph" style:parent-style-name="Standard">
      <loext:graphic-properties draw:fill="none"/>
      <style:paragraph-properties fo:margin-left="2cm" fo:margin-right="0cm" fo:margin-top="0cm" fo:margin-bottom="0.15cm" loext:contextual-spacing="false" fo:line-height="150%" fo:orphans="0" fo:widows="0" fo:text-indent="0cm" style:auto-text-indent="false" fo:background-color="transparent" style:text-autospace="none" style:writing-mode="lr-tb">
        <style:tab-stops>
          <style:tab-stop style:position="0.979cm"/>
        </style:tab-stops>
      </style:paragraph-properties>
      <style:text-properties style:font-name="Arial" fo:font-size="12pt" officeooo:paragraph-rsid="001c4202" style:font-size-asian="12pt" style:font-name-complex="Arial" style:font-size-complex="12pt"/>
    </style:style>
    <style:style style:name="P86" style:family="paragraph" style:parent-style-name="Standard">
      <style:paragraph-properties fo:margin-left="0cm" fo:margin-right="0.189cm" fo:margin-top="0cm" fo:margin-bottom="0.15cm" loext:contextual-spacing="false" fo:line-height="150%" fo:text-align="justify" style:justify-single-word="false" fo:orphans="0" fo:widows="0" fo:text-indent="0cm" style:auto-text-indent="false" style:text-autospace="none" style:writing-mode="lr-tb"/>
      <style:text-properties officeooo:paragraph-rsid="001c4202"/>
    </style:style>
    <style:style style:name="P87" style:family="paragraph" style:parent-style-name="Standard">
      <style:paragraph-properties fo:margin-top="0cm" fo:margin-bottom="0.15cm" loext:contextual-spacing="false"/>
      <style:text-properties officeooo:paragraph-rsid="001c4202"/>
    </style:style>
    <style:style style:name="P88" style:family="paragraph" style:parent-style-name="Standard">
      <style:paragraph-properties fo:margin-top="0cm" fo:margin-bottom="0.15cm" loext:contextual-spacing="false" fo:line-height="0.265cm" fo:orphans="0" fo:widows="0" style:text-autospace="none"/>
      <style:text-properties style:font-name="Arial" fo:font-size="7.5pt" officeooo:paragraph-rsid="001c4202" style:font-size-asian="7.5pt" style:font-name-complex="Arial" style:font-size-complex="7.5pt"/>
    </style:style>
    <style:style style:name="P89" style:family="paragraph" style:parent-style-name="Standard">
      <style:paragraph-properties fo:margin-top="0cm" fo:margin-bottom="0.15cm" loext:contextual-spacing="false" fo:line-height="0.353cm" fo:orphans="0" fo:widows="0" style:text-autospace="none"/>
      <style:text-properties style:font-name="Arial" fo:font-size="10pt" officeooo:paragraph-rsid="001c4202" style:font-size-asian="10pt" style:font-name-complex="Arial" style:font-size-complex="10pt"/>
    </style:style>
    <style:style style:name="P90" style:family="paragraph" style:parent-style-name="Standard">
      <style:paragraph-properties fo:margin-top="0cm" fo:margin-bottom="0.15cm" loext:contextual-spacing="false" fo:line-height="150%" style:writing-mode="lr-tb"/>
      <style:text-properties style:font-name="Arial" fo:font-size="12pt" officeooo:paragraph-rsid="001c4202" style:font-size-asian="12pt" style:font-size-complex="12pt"/>
    </style:style>
    <style:style style:name="P91" style:family="paragraph" style:parent-style-name="Standard" style:list-style-name="WW8Num18">
      <style:paragraph-properties fo:margin-top="0cm" fo:margin-bottom="0.15cm" loext:contextual-spacing="false" fo:line-height="150%" fo:orphans="0" fo:widows="0" fo:hyphenation-ladder-count="no-limit" style:writing-mode="lr-tb">
        <style:tab-stops>
          <style:tab-stop style:position="1.552cm"/>
        </style:tab-stops>
      </style:paragraph-properties>
      <style:text-properties style:font-name="Arial" fo:font-size="12pt" officeooo:paragraph-rsid="001c4202" style:font-size-asian="12pt" style:font-size-complex="12pt" fo:hyphenate="false" fo:hyphenation-remain-char-count="2" fo:hyphenation-push-char-count="2"/>
    </style:style>
    <style:style style:name="P92" style:family="paragraph" style:parent-style-name="Heading_20_3" style:list-style-name="WW8Num1" style:master-page-name="">
      <loext:graphic-properties draw:fill="none"/>
      <style:paragraph-properties fo:margin-top="0.423cm" fo:margin-bottom="0.212cm" loext:contextual-spacing="false" style:page-number="auto" fo:background-color="transparent" fo:keep-with-next="always"/>
      <style:text-properties style:font-name="Arial" fo:font-size="5.5pt" officeooo:paragraph-rsid="00171edb" style:font-size-asian="5.5pt" style:font-name-complex="Arial" style:font-size-complex="5.5pt"/>
    </style:style>
    <style:style style:name="P93" style:family="paragraph" style:parent-style-name="Contents_20_1">
      <style:paragraph-properties fo:text-align="justify" style:justify-single-word="false"/>
      <style:text-properties style:font-name="Arial" fo:font-size="12pt" fo:font-weight="bold" officeooo:paragraph-rsid="001c26f2" style:font-size-asian="12pt" style:font-weight-asian="bold" style:font-name-complex="Arial" style:font-size-complex="12pt" style:font-weight-complex="bold"/>
    </style:style>
    <style:style style:name="P94" style:family="paragraph" style:parent-style-name="Contents_20_1">
      <style:paragraph-properties fo:margin-top="0cm" fo:margin-bottom="0.15cm" loext:contextual-spacing="false"/>
      <style:text-properties officeooo:paragraph-rsid="001c4202"/>
    </style:style>
    <style:style style:name="P95" style:family="paragraph" style:parent-style-name="Contents_20_2">
      <style:paragraph-properties fo:margin-left="0cm" fo:margin-right="0cm" fo:margin-top="0cm" fo:margin-bottom="0.15cm" loext:contextual-spacing="false" fo:text-indent="0cm" style:auto-text-indent="false"/>
      <style:text-properties officeooo:paragraph-rsid="001c4202"/>
    </style:style>
    <style:style style:name="P96" style:family="paragraph" style:parent-style-name="Text_20_body" style:list-style-name="WW8Num20">
      <style:paragraph-properties fo:margin-left="2.501cm" fo:margin-right="0cm" fo:margin-top="0cm" fo:margin-bottom="0.15cm" loext:contextual-spacing="false" fo:line-height="150%" fo:text-indent="-0.635cm" style:auto-text-indent="false" style:writing-mode="lr-tb"/>
      <style:text-properties style:font-name="Arial" fo:font-size="12pt" officeooo:paragraph-rsid="001c4202" style:font-size-asian="12pt" style:font-name-complex="Arial" style:font-size-complex="12pt"/>
    </style:style>
    <style:style style:name="P97" style:family="paragraph" style:parent-style-name="Text_20_body" style:list-style-name="WW8Num20">
      <style:paragraph-properties fo:margin-left="2.501cm" fo:margin-right="0cm" fo:margin-top="0cm" fo:margin-bottom="0.15cm" loext:contextual-spacing="false" fo:line-height="150%" fo:text-align="justify" style:justify-single-word="false" fo:orphans="0" fo:widows="0" fo:text-indent="-0.635cm" style:auto-text-indent="false" style:text-autospace="none" style:writing-mode="lr-tb">
        <style:tab-stops>
          <style:tab-stop style:position="1.517cm"/>
        </style:tab-stops>
      </style:paragraph-properties>
      <style:text-properties style:font-name="Arial" fo:font-size="12pt" fo:font-weight="normal" officeooo:paragraph-rsid="001c4202" style:font-size-asian="12pt" style:font-weight-asian="normal" style:font-name-complex="Arial" style:font-size-complex="12pt" style:font-weight-complex="normal"/>
    </style:style>
    <style:style style:name="P98" style:family="paragraph" style:parent-style-name="Text_20_body">
      <loext:graphic-properties draw:fill="none"/>
      <style:paragraph-properties fo:margin-left="0.3cm" fo:margin-right="0cm" fo:margin-top="0cm" fo:margin-bottom="0.15cm" loext:contextual-spacing="false" fo:line-height="150%" fo:text-align="justify" style:justify-single-word="false" fo:orphans="0" fo:widows="0" fo:text-indent="0cm" style:auto-text-indent="false" fo:background-color="transparent" style:text-autospace="none" style:snap-to-layout-grid="false" style:writing-mode="lr-tb"/>
      <style:text-properties style:font-name="Arial" fo:font-size="12pt" officeooo:paragraph-rsid="001c4202" style:font-size-asian="12pt" style:font-size-complex="12pt"/>
    </style:style>
    <style:style style:name="P99" style:family="paragraph" style:parent-style-name="Text_20_body">
      <style:paragraph-properties fo:margin-left="0cm" fo:margin-right="0cm" fo:margin-top="0cm" fo:margin-bottom="0.15cm" loext:contextual-spacing="false" fo:line-height="150%" fo:orphans="0" fo:widows="0" fo:text-indent="0cm" style:auto-text-indent="false" style:text-autospace="none" style:writing-mode="lr-tb"/>
      <style:text-properties officeooo:paragraph-rsid="001c26f2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.15cm" loext:contextual-spacing="false" fo:line-height="150%" fo:text-align="justify" style:justify-single-word="false" fo:orphans="0" fo:widows="0" fo:text-indent="0cm" style:auto-text-indent="false" fo:background-color="transparent" style:text-autospace="none" style:snap-to-layout-grid="false" style:writing-mode="lr-tb"/>
      <style:text-properties officeooo:paragraph-rsid="001c4202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.15cm" loext:contextual-spacing="false" fo:line-height="150%" fo:text-align="justify" style:justify-single-word="false" fo:orphans="0" fo:widows="0" fo:text-indent="0cm" style:auto-text-indent="false" fo:background-color="transparent" style:text-autospace="none" style:snap-to-layout-grid="false" style:writing-mode="lr-tb"/>
      <style:text-properties style:font-name="Arial" fo:font-size="12pt" officeooo:paragraph-rsid="001c4202" style:font-size-asian="12pt" style:font-name-complex="Arial" style:font-size-complex="12pt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.15cm" loext:contextual-spacing="false" fo:line-height="150%" fo:orphans="2" fo:widows="2" fo:text-indent="0cm" style:auto-text-indent="false" fo:background-color="transparent" style:writing-mode="lr-tb"/>
      <style:text-properties style:font-name="Arial" fo:font-size="12pt" officeooo:paragraph-rsid="001c26f2" style:font-size-asian="12pt" style:font-name-complex="Arial" style:font-size-complex="12pt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fo:font-weight="bold" officeooo:rsid="001a1fb6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officeooo:rsid="001a1fb6" style:font-size-asian="10pt" style:font-name-complex="Arial" style:font-size-complex="10pt"/>
    </style:style>
    <style:style style:name="T5" style:family="text">
      <style:text-properties style:font-name="Arial" fo:font-size="10pt" fo:font-weight="normal" officeooo:rsid="001a1fb6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fo:letter-spacing="-0.019cm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letter-spacing="-0.019cm" style:font-size-asian="12pt" style:font-name-complex="Arial" style:font-size-complex="12pt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style:font-name-asian="Arial" style:font-size-asian="12pt" style:font-name-complex="Arial" style:font-size-complex="12pt"/>
    </style:style>
    <style:style style:name="T11" style:family="text">
      <style:text-properties style:font-name="Arial" fo:font-size="12pt" fo:letter-spacing="0.048cm" style:font-size-asian="12pt" style:font-name-complex="Arial" style:font-size-complex="12pt"/>
    </style:style>
    <style:style style:name="T12" style:family="text">
      <style:text-properties style:font-name="Arial" fo:font-size="12pt" fo:letter-spacing="0.048cm" style:text-underline-style="none" style:font-size-asian="12pt" style:font-name-complex="Arial" style:font-size-complex="12pt"/>
    </style:style>
    <style:style style:name="T13" style:family="text">
      <style:text-properties style:font-name="Arial" fo:font-size="12pt" fo:letter-spacing="0.046cm" style:font-size-asian="12pt" style:font-name-complex="Arial" style:font-size-complex="12pt"/>
    </style:style>
    <style:style style:name="T14" style:family="text">
      <style:text-properties style:font-name="Arial" fo:font-size="12pt" fo:letter-spacing="0.046cm" style:text-underline-style="none" style:font-size-asian="12pt" style:font-name-complex="Arial" style:font-size-complex="12pt"/>
    </style:style>
    <style:style style:name="T15" style:family="text">
      <style:text-properties style:font-name="Arial" fo:font-size="12pt" fo:letter-spacing="0.071cm" style:font-size-asian="12pt" style:font-name-complex="Arial" style:font-size-complex="12pt"/>
    </style:style>
    <style:style style:name="T16" style:family="text">
      <style:text-properties style:font-name="Arial" fo:font-size="12pt" fo:letter-spacing="0.071cm" style:text-underline-style="none" style:font-size-asian="12pt" style:font-name-complex="Arial" style:font-size-complex="12pt"/>
    </style:style>
    <style:style style:name="T17" style:family="text">
      <style:text-properties style:font-name="Arial" fo:font-size="12pt" fo:letter-spacing="0.069cm" style:text-underline-style="none" style:font-size-asian="12pt" style:font-name-complex="Arial" style:font-size-complex="12pt"/>
    </style:style>
    <style:style style:name="T18" style:family="text">
      <style:text-properties style:font-name="Arial" fo:font-size="12pt" fo:letter-spacing="-0.026cm" style:font-size-asian="12pt" style:font-name-complex="Arial" style:font-size-complex="12pt"/>
    </style:style>
    <style:style style:name="T19" style:family="text">
      <style:text-properties style:font-name="Arial" fo:font-size="12pt" fo:letter-spacing="0.026cm" style:font-size-asian="12pt" style:font-name-complex="Arial" style:font-size-complex="12pt"/>
    </style:style>
    <style:style style:name="T20" style:family="text">
      <style:text-properties style:font-name="Arial" fo:font-size="12pt" fo:letter-spacing="0.026cm" style:text-underline-style="none" style:font-size-asian="12pt" style:font-name-complex="Arial" style:font-size-complex="12pt"/>
    </style:style>
    <style:style style:name="T21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22" style:family="text">
      <style:text-properties style:font-name="Arial" fo:font-size="12pt" fo:letter-spacing="-0.005cm" style:font-size-asian="12pt" style:font-name-complex="Arial" style:font-size-complex="12pt"/>
    </style:style>
    <style:style style:name="T23" style:family="text">
      <style:text-properties style:font-name="Arial" fo:font-size="12pt" fo:letter-spacing="0.014cm" style:font-size-asian="12pt" style:font-name-complex="Arial" style:font-size-complex="12pt"/>
    </style:style>
    <style:style style:name="T24" style:family="text">
      <style:text-properties style:font-name="Arial" fo:font-size="12pt" fo:letter-spacing="0.056cm" style:font-size-asian="12pt" style:font-name-complex="Arial" style:font-size-complex="12pt"/>
    </style:style>
    <style:style style:name="T25" style:family="text">
      <style:text-properties style:font-name="Arial" fo:font-size="12pt" fo:letter-spacing="0.055cm" fo:font-weight="bold" style:font-size-asian="12pt" style:font-weight-asian="bold" style:font-name-complex="Arial" style:font-size-complex="12pt" style:font-weight-complex="bold"/>
    </style:style>
    <style:style style:name="T26" style:family="text">
      <style:text-properties style:font-name="Arial" fo:font-size="12pt" fo:letter-spacing="0.055cm" style:font-size-asian="12pt" style:font-name-complex="Arial" style:font-size-complex="12pt"/>
    </style:style>
    <style:style style:name="T27" style:family="text">
      <style:text-properties style:font-name="Arial" fo:font-size="12pt" fo:letter-spacing="0.053cm" style:font-size-asian="12pt" style:font-name-complex="Arial" style:font-size-complex="12pt"/>
    </style:style>
    <style:style style:name="T28" style:family="text">
      <style:text-properties style:font-name="Arial" fo:font-size="12pt" fo:letter-spacing="0.035cm" style:font-size-asian="12pt" style:font-name-complex="Arial" style:font-size-complex="12pt"/>
    </style:style>
    <style:style style:name="T29" style:family="text">
      <style:text-properties style:font-name="Arial" fo:font-size="12pt" fo:letter-spacing="-0.011cm" style:font-size-asian="12pt" style:font-name-complex="Arial" style:font-size-complex="12pt"/>
    </style:style>
    <style:style style:name="T30" style:family="text">
      <style:text-properties style:font-name="Arial" fo:font-size="12pt" fo:letter-spacing="0.009cm" style:font-size-asian="12pt" style:font-name-complex="Arial" style:font-size-complex="12pt"/>
    </style:style>
    <style:style style:name="T31" style:family="text">
      <style:text-properties style:font-name="Arial" fo:font-size="12pt" fo:letter-spacing="0.016cm" style:font-size-asian="12pt" style:font-name-complex="Arial" style:font-size-complex="12pt"/>
    </style:style>
    <style:style style:name="T32" style:family="text">
      <style:text-properties style:font-name="Arial" fo:font-size="12pt" fo:letter-spacing="0.016cm" fo:font-weight="bold" style:font-size-asian="12pt" style:font-weight-asian="bold" style:font-name-complex="Arial" style:font-size-complex="12pt" style:font-weight-complex="bold"/>
    </style:style>
    <style:style style:name="T33" style:family="text">
      <style:text-properties style:font-name="Arial" fo:font-size="12pt" fo:letter-spacing="-0.016cm" style:font-size-asian="12pt" style:font-name-complex="Arial" style:font-size-complex="12pt"/>
    </style:style>
    <style:style style:name="T34" style:family="text">
      <style:text-properties style:font-name="Arial" fo:font-size="12pt" fo:letter-spacing="0.081cm" style:font-size-asian="12pt" style:font-name-complex="Arial" style:font-size-complex="12pt"/>
    </style:style>
    <style:style style:name="T35" style:family="text">
      <style:text-properties style:font-name="Arial" fo:font-size="12pt" fo:letter-spacing="0.012cm" style:font-size-asian="12pt" style:font-name-complex="Arial" style:font-size-complex="12pt"/>
    </style:style>
    <style:style style:name="T36" style:family="text">
      <style:text-properties style:font-name="Arial" fo:font-size="12pt" fo:letter-spacing="0.032cm" style:font-size-asian="12pt" style:font-name-complex="Arial" style:font-size-complex="12pt"/>
    </style:style>
    <style:style style:name="T37" style:family="text">
      <style:text-properties style:font-name="Arial" fo:font-size="12pt" fo:letter-spacing="0.03cm" style:font-size-asian="12pt" style:font-name-complex="Arial" style:font-size-complex="12pt"/>
    </style:style>
    <style:style style:name="T38" style:family="text">
      <style:text-properties style:font-name="Arial" fo:font-size="12pt" fo:letter-spacing="0.034cm" style:font-size-asian="12pt" style:font-name-complex="Arial" style:font-size-complex="12pt"/>
    </style:style>
    <style:style style:name="T39" style:family="text">
      <style:text-properties style:font-name="Arial" fo:font-size="12pt" fo:letter-spacing="0.085cm" style:font-size-asian="12pt" style:font-name-complex="Arial" style:font-size-complex="12pt"/>
    </style:style>
    <style:style style:name="T40" style:family="text">
      <style:text-properties style:font-name="Arial" fo:font-size="12pt" fo:letter-spacing="0.028cm" style:font-size-asian="12pt" style:font-name-complex="Arial" style:font-size-complex="12pt"/>
    </style:style>
    <style:style style:name="T41" style:family="text">
      <style:text-properties style:font-name="Arial" fo:font-size="12pt" fo:letter-spacing="0.039cm" style:font-size-asian="12pt" style:font-name-complex="Arial" style:font-size-complex="12pt"/>
    </style:style>
    <style:style style:name="T42" style:family="text">
      <style:text-properties style:font-name="Arial" fo:font-size="12pt" fo:letter-spacing="0.021cm" style:font-size-asian="12pt" style:font-name-complex="Arial" style:font-size-complex="12pt"/>
    </style:style>
    <style:style style:name="T43" style:family="text">
      <style:text-properties style:font-name="Arial" fo:font-size="12pt" fo:letter-spacing="0.041cm" style:font-size-asian="12pt" style:font-name-complex="Arial" style:font-size-complex="12pt"/>
    </style:style>
    <style:style style:name="T44" style:family="text">
      <style:text-properties style:font-name="Arial" fo:font-size="12pt" fo:letter-spacing="-0.004cm" fo:font-weight="bold" style:font-size-asian="12pt" style:font-weight-asian="bold" style:font-name-complex="Arial" style:font-size-complex="12pt" style:font-weight-complex="bold"/>
    </style:style>
    <style:style style:name="T45" style:family="text">
      <style:text-properties style:font-name="Arial" fo:font-size="12pt" fo:letter-spacing="0.111cm" style:font-size-asian="12pt" style:font-name-complex="Arial" style:font-size-complex="12pt"/>
    </style:style>
    <style:style style:name="T46" style:family="text">
      <style:text-properties style:font-name="Arial" fo:font-size="12pt" fo:letter-spacing="0.004cm" style:font-size-asian="12pt" style:font-name-complex="Arial" style:font-size-complex="12pt"/>
    </style:style>
    <style:style style:name="T47" style:family="text">
      <style:text-properties style:font-name="Arial" fo:font-size="12pt" fo:letter-spacing="0.042cm" style:font-size-asian="12pt" style:font-name-complex="Arial" style:font-size-complex="12pt"/>
    </style:style>
    <style:style style:name="T48" style:family="text">
      <style:text-properties style:font-name="Arial" fo:font-size="12pt" fo:letter-spacing="0.002cm" style:font-size-asian="12pt" style:font-name-complex="Arial" style:font-size-complex="12pt"/>
    </style:style>
    <style:style style:name="T49" style:family="text">
      <style:text-properties style:font-name="Arial" fo:font-size="12pt" fo:letter-spacing="0.095cm" style:font-size-asian="12pt" style:font-name-complex="Arial" style:font-size-complex="12pt"/>
    </style:style>
    <style:style style:name="T50" style:family="text">
      <style:text-properties style:font-name="Arial" fo:font-size="12pt" fo:letter-spacing="0.018cm" style:font-size-asian="12pt" style:font-name-complex="Arial" style:font-size-complex="12pt"/>
    </style:style>
    <style:style style:name="T51" style:family="text">
      <style:text-properties style:font-name="Arial" fo:font-size="12pt" fo:letter-spacing="-0.042cm" style:font-size-asian="12pt" style:font-name-complex="Arial" style:font-size-complex="12pt"/>
    </style:style>
    <style:style style:name="T52" style:family="text">
      <style:text-properties style:font-name="Arial" fo:font-size="12pt" fo:letter-spacing="0.092cm" style:font-size-asian="12pt" style:font-name-complex="Arial" style:font-size-complex="12pt"/>
    </style:style>
    <style:style style:name="T53" style:family="text">
      <style:text-properties style:font-name="Arial" fo:font-size="12pt" style:text-underline-style="none" style:font-size-asian="12pt" style:font-name-complex="Arial" style:font-size-complex="12pt"/>
    </style:style>
    <style:style style:name="T54" style:family="text">
      <style:text-properties style:font-name="Arial" fo:font-size="12pt" fo:letter-spacing="0.113cm" style:font-size-asian="12pt" style:font-name-complex="Arial" style:font-size-complex="12pt"/>
    </style:style>
    <style:style style:name="T55" style:family="text">
      <style:text-properties style:font-name-asian="Arial"/>
    </style:style>
    <style:style style:name="T56" style:family="text">
      <style:text-properties style:use-window-font-color="true" style:font-name="Arial" fo:font-size="12pt" fo:language="es" fo:country="ES" style:font-name-asian="Arial" style:font-size-asian="12pt" style:language-asian="zxx" style:country-asian="none" style:font-name-complex="Arial" style:font-size-complex="12pt" style:language-complex="ar" style:country-complex="SA"/>
    </style:style>
    <style:style style:name="T57" style:family="text">
      <style:text-properties style:use-window-font-color="true" style:font-name="Arial" fo:font-size="12pt" fo:language="es" fo:country="ES" fo:font-weight="bold" style:font-name-asian="Arial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T58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59" style:family="text">
      <style:text-properties style:use-window-font-color="true" fo:language="es" fo:country="ES" style:font-name-asian="Times New Roman" style:language-asian="zxx" style:country-asian="none" style:font-name-complex="Arial" style:language-complex="ar" style:country-complex="SA"/>
    </style:style>
    <style:style style:name="T60" style:family="text">
      <style:text-properties style:use-window-font-color="true" fo:language="es" fo:country="ES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61" style:family="text">
      <style:text-properties style:use-window-font-color="true" fo:language="es" fo:country="ES" style:font-name-asian="Arial" style:language-asian="zxx" style:country-asian="none" style:language-complex="ar" style:country-complex="SA"/>
    </style:style>
    <style:style style:name="T62" style:family="text">
      <style:text-properties fo:language="es" fo:country="ES" style:font-name-complex="Arial"/>
    </style:style>
    <style:style style:name="T63" style:family="text">
      <style:text-properties fo:language="es" fo:country="ES" fo:font-weight="bold" style:font-weight-asian="bold" style:font-name-complex="Arial" style:font-weight-complex="bold"/>
    </style:style>
    <style:style style:name="T64" style:family="text">
      <style:text-properties style:font-name-complex="Arial"/>
    </style:style>
    <style:style style:name="T65" style:family="text">
      <style:text-properties officeooo:rsid="00171edb" style:font-name-complex="Arial"/>
    </style:style>
    <style:style style:name="T66" style:family="text">
      <style:text-properties style:font-name-complex="Arial" style:text-scale="90%"/>
    </style:style>
    <style:style style:name="T67" style:family="text">
      <style:text-properties fo:letter-spacing="-0.019cm"/>
    </style:style>
    <style:style style:name="T68" style:family="text">
      <style:text-properties fo:letter-spacing="-0.019cm" style:font-name-complex="Arial"/>
    </style:style>
    <style:style style:name="T69" style:family="text">
      <style:text-properties fo:font-weight="bold" style:font-weight-asian="bold" style:font-name-complex="Arial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style:font-name-complex="Courier New"/>
    </style:style>
    <style:style style:name="T72" style:family="text">
      <style:text-properties style:font-name="Courier New" fo:font-size="12pt" style:font-size-asian="12pt" style:font-name-complex="Courier New" style:font-size-complex="12pt"/>
    </style:style>
    <style:style style:name="T73" style:family="text">
      <style:text-properties style:font-name="Courier New" fo:font-size="12pt" fo:letter-spacing="0.085cm" style:font-size-asian="12pt" style:font-name-complex="Courier New" style:font-size-complex="12pt"/>
    </style:style>
    <style:style style:name="T74" style:family="text">
      <style:text-properties style:font-name="Courier New" style:font-name-complex="Courier New"/>
    </style:style>
    <style:style style:name="T75" style:family="text">
      <style:text-properties style:font-name="Courier New" fo:letter-spacing="0.085cm" style:font-name-complex="Courier New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78" style:family="text">
      <style:text-properties fo:color="#1a1a1a" fo:font-size="12pt" fo:letter-spacing="-0.019cm" officeooo:rsid="00152ff6" style:font-size-asian="12pt" style:font-name-complex="Arial" style:font-size-complex="12pt"/>
    </style:style>
    <style:style style:name="T79" style:family="text">
      <style:text-properties fo:color="#1a1a1a" fo:font-size="12pt" officeooo:rsid="00152ff6" style:font-size-asian="12pt" style:font-name-complex="Arial" style:font-size-complex="12pt"/>
    </style:style>
    <style:style style:name="T80" style:family="text">
      <style:text-properties officeooo:rsid="00171edb"/>
    </style:style>
    <style:style style:name="T81" style:family="text">
      <style:text-properties fo:font-size="12pt" style:font-size-asian="12pt" style:font-name-complex="Arial" style:font-size-complex="12pt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font-size="12pt" officeooo:rsid="004499fa" style:font-size-asian="12pt" style:font-size-complex="12pt"/>
    </style:style>
    <style:style style:name="T84" style:family="text">
      <style:text-properties fo:font-size="12pt" fo:letter-spacing="-0.019cm" style:font-size-asian="12pt" style:font-name-complex="Arial" style:font-size-complex="12pt"/>
    </style:style>
    <style:style style:name="T85" style:family="text">
      <style:text-properties fo:font-size="12pt" fo:letter-spacing="-0.019cm" style:font-size-asian="12pt" style:font-size-complex="12pt"/>
    </style:style>
    <style:style style:name="T86" style:family="text">
      <style:text-properties fo:font-size="12pt" fo:letter-spacing="-0.019cm" fo:font-weight="bold" style:font-size-asian="12pt" style:font-weight-asian="bold" style:font-size-complex="12pt" style:font-weight-complex="bold"/>
    </style:style>
    <style:style style:name="T87" style:family="text">
      <style:text-properties fo:font-size="12pt" fo:font-weight="bold" style:font-size-asian="12pt" style:font-weight-asian="bold" style:font-size-complex="12pt" style:font-weight-complex="bold"/>
    </style:style>
    <style:style style:name="T88" style:family="text">
      <style:text-properties officeooo:rsid="00171edb" style:font-name-complex="Times New Roman" style:text-scale="131%"/>
    </style:style>
    <style:style style:name="T89" style:family="text">
      <style:text-properties fo:letter-spacing="0.032cm" style:font-name-complex="Arial"/>
    </style:style>
    <style:style style:name="T90" style:family="text">
      <style:text-properties fo:letter-spacing="0.028cm" style:font-name-complex="Arial"/>
    </style:style>
    <style:style style:name="T91" style:family="text">
      <style:text-properties fo:letter-spacing="0.009cm" style:font-name-complex="Arial"/>
    </style:style>
    <style:style style:name="T92" style:family="text">
      <style:text-properties officeooo:rsid="00171edb" style:text-scale="131%"/>
    </style:style>
    <style:style style:name="T93" style:family="text">
      <style:text-properties officeooo:rsid="0018a239" style:text-scale="131%"/>
    </style:style>
    <style:style style:name="T94" style:family="text">
      <style:text-properties officeooo:rsid="001a7ea4" style:text-scale="131%"/>
    </style:style>
    <style:style style:name="T95" style:family="text">
      <style:text-properties officeooo:rsid="001c26f2" style:text-scale="131%"/>
    </style:style>
    <style:style style:name="T96" style:family="text">
      <style:text-properties officeooo:rsid="0018a239"/>
    </style:style>
    <style:style style:name="T97" style:family="text">
      <style:text-properties style:text-position="4% 100%"/>
    </style:style>
    <style:style style:name="T98" style:family="text">
      <style:text-properties officeooo:rsid="001c26f2"/>
    </style:style>
    <style:style style:name="T99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698503182206797681" text:style-name="WW8Num1">
              <text:list-item>
                <text:p text:style-name="P10"><text:span text:style-name="T64">CRITERIOS DE <text:s/>EVALUACIÓN </text:span><text:span text:style-name="T65">DE APLICACIONES OFIMÁTICAS</text:span>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234738883987348" text:continue-numbering="true" text:style-name="WW8Num1">
              <text:list-item>
                <text:p text:style-name="P8"><text:span text:style-name="T81">UNIDAD</text:span><text:span text:style-name="T84"> </text:span><text:span text:style-name="T81">DE TRABAJO Nº 1: Implantación de aplicaciones.</text:span></text:p>
              </text:list-item>
            </text:list>
          </table:table-cell>
        </table:table-row>
        <table:table-row table:style-name="Tabla1.1">
          <table:table-cell table:style-name="Tabla1.A3" office:value-type="string">
            <text:p text:style-name="P11"><text:span text:style-name="T88">1. </text:span><text:span text:style-name="T64">Se</text:span><text:span text:style-name="T89"> </text:span><text:span text:style-name="T64">han</text:span><text:span text:style-name="T89"> </text:span><text:span text:style-name="T64">identificado</text:span><text:span text:style-name="T89"> </text:span><text:span text:style-name="T64">y</text:span><text:span text:style-name="T89"> </text:span><text:span text:style-name="T64">establecido</text:span><text:span text:style-name="T89"> </text:span><text:span text:style-name="T64">las</text:span><text:span text:style-name="T89"> </text:span><text:span text:style-name="T64">fases</text:span><text:span text:style-name="T89"> </text:span><text:span text:style-name="T64">del proceso de instalación.</text:span></text:p>
          </table:table-cell>
        </table:table-row>
        <table:table-row table:style-name="Tabla1.1">
          <table:table-cell table:style-name="Tabla1.A1" office:value-type="string">
            <text:p text:style-name="P12"><text:span text:style-name="T88">2. </text:span><text:span text:style-name="T64">Se han respetado<text:tab/> las especificaciones técnicas del proceso de instalación.</text:span></text:p>
          </table:table-cell>
        </table:table-row>
        <table:table-row table:style-name="Tabla1.1">
          <table:table-cell table:style-name="Tabla1.A3" office:value-type="string">
            <text:p text:style-name="P11"><text:span text:style-name="T88">3. </text:span><text:span text:style-name="T64">Se</text:span><text:span text:style-name="T90"> </text:span><text:span text:style-name="T64">han</text:span><text:span text:style-name="T90"> </text:span><text:span text:style-name="T64">configurado</text:span><text:span text:style-name="T90"> </text:span><text:span text:style-name="T64">las</text:span><text:span text:style-name="T90"> </text:span><text:span text:style-name="T64">aplicaciones</text:span><text:span text:style-name="T90"> </text:span><text:span text:style-name="T64">según</text:span><text:span text:style-name="T90"> </text:span><text:span text:style-name="T64">los criterios establecidos.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88">4. </text:span><text:span text:style-name="T64">Se han documentado las incidencias.</text:span></text:p>
          </table:table-cell>
        </table:table-row>
        <table:table-row table:style-name="Tabla1.1">
          <table:table-cell table:style-name="Tabla1.A1" office:value-type="string">
            <text:p text:style-name="P13"><text:span text:style-name="T88">5. </text:span><text:span text:style-name="T64">Se han solucionado problemas</text:span><text:span text:style-name="T66"> </text:span><text:span text:style-name="T64">en<text:tab/>la instalación o integración con el sistema informático.</text:span></text:p>
          </table:table-cell>
        </table:table-row>
        <table:table-row table:style-name="Tabla1.1">
          <table:table-cell table:style-name="Tabla1.A3" office:value-type="string">
            <text:p text:style-name="P11"><text:span text:style-name="T88">6. </text:span><text:span text:style-name="T64">Se</text:span><text:span text:style-name="T91"> </text:span><text:span text:style-name="T64">han</text:span><text:span text:style-name="T91"> </text:span><text:span text:style-name="T64">eliminado</text:span><text:span text:style-name="T91"> </text:span><text:span text:style-name="T64">y/o</text:span><text:span text:style-name="T91"> </text:span><text:span text:style-name="T64">añadido</text:span><text:span text:style-name="T91"> </text:span><text:span text:style-name="T64">componentes</text:span><text:span text:style-name="T91"> </text:span><text:span text:style-name="T64">de la instalación en el equipo.</text:span></text:p>
          </table:table-cell>
        </table:table-row>
        <table:table-row table:style-name="Tabla1.1">
          <table:table-cell table:style-name="Tabla1.A1" office:value-type="string">
            <text:p text:style-name="P14"><text:span text:style-name="T88">7. </text:span><text:span text:style-name="T64">Se han actualizado las aplicaciones.</text:span></text:p>
          </table:table-cell>
        </table:table-row>
        <table:table-row table:style-name="Tabla1.1">
          <table:table-cell table:style-name="Tabla1.A3" office:value-type="string">
            <text:p text:style-name="P14"><text:span text:style-name="T88">8. </text:span><text:span text:style-name="T64">Se han respetado las licencias software.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88">9. </text:span><text:span text:style-name="T64">Se han </text:span><text:span text:style-name="T65">p</text:span><text:span text:style-name="T64">ropuesto soluciones software para entornos de aplicación.</text:span></text:p>
          </table:table-cell>
        </table:table-row>
        <table:table-row table:style-name="Tabla1.1">
          <table:table-cell table:style-name="Tabla1.A1" office:value-type="string">
            <text:list xml:id="list234738608513155" text:continue-numbering="true" text:style-name="WW8Num1">
              <text:list-item>
                <text:p text:style-name="P7"><text:span text:style-name="T79">UNIDAD</text:span><text:span text:style-name="T78"> </text:span><text:span text:style-name="T79">DE TRABAJO Nº 2: Software para Tratamiento de Texto</text:span></text:p>
              </text:list-item>
            </text:list>
          </table:table-cell>
        </table:table-row>
        <table:table-row table:style-name="Tabla1.13">
          <table:table-cell table:style-name="Tabla1.A13" office:value-type="string">
            <text:p text:style-name="P24"><text:span text:style-name="T80">1. </text:span>Se ha personalizado las opciones de software y barra de herramientas.</text:p>
          </table:table-cell>
        </table:table-row>
        <table:table-row table:style-name="Tabla1.13">
          <table:table-cell table:style-name="Tabla1.A14" office:value-type="string">
            <text:p text:style-name="P18"><text:span text:style-name="T92">2. </text:span>Se han diseñado plantillas.</text:p>
          </table:table-cell>
        </table:table-row>
        <table:table-row table:style-name="Tabla1.1">
          <table:table-cell table:style-name="Tabla1.A1" office:value-type="string">
            <text:p text:style-name="P25"><text:span text:style-name="T92">3. </text:span>Se han utilizado aplicaciones y periféricos para introducir textos e imágenes.</text:p>
          </table:table-cell>
        </table:table-row>
        <table:table-row table:style-name="Tabla1.1">
          <table:table-cell table:style-name="Tabla1.A3" office:value-type="string">
            <text:p text:style-name="P26"><text:span text:style-name="T92">4. </text:span>Se han importado y exportado documentos creados con otras aplicaciones y en otros formatos.</text:p>
          </table:table-cell>
        </table:table-row>
        <table:table-row table:style-name="Tabla1.1">
          <table:table-cell table:style-name="Tabla1.A3" office:value-type="string">
            <text:p text:style-name="P27"><text:span text:style-name="T92">5. </text:span>Se han creado y utilizado macros en la realización de documentos.</text:p>
          </table:table-cell>
        </table:table-row>
        <table:table-row table:style-name="Tabla1.1">
          <table:table-cell table:style-name="Tabla1.A3" office:value-type="string">
            <text:p text:style-name="P27"><text:span text:style-name="T92">6. </text:span>Se han elaborado manuales específicos.</text:p>
          </table:table-cell>
        </table:table-row>
        <table:table-row table:style-name="Tabla1.1">
          <table:table-cell table:style-name="Tabla1.A3" office:value-type="string">
            <text:p text:style-name="P28"><text:span text:style-name="T87">UNIDAD</text:span><text:span text:style-name="T86"> </text:span><text:span text:style-name="T87">DE TRABAJO Nº 3: Software para Elaboración de Hojas de Cálculo</text:span></text:p>
          </table:table-cell>
        </table:table-row>
        <table:table-row table:style-name="Tabla1.1">
          <table:table-cell table:style-name="Tabla1.A3" office:value-type="string">
            <text:p text:style-name="P23"><text:span text:style-name="T96">1. </text:span>Se ha personalizado las opciones de software y barra de herramientas.</text:p>
          </table:table-cell>
        </table:table-row>
        <table:table-row table:style-name="Tabla1.1">
          <table:table-cell table:style-name="Tabla1.A3" office:value-type="string">
            <text:p text:style-name="P29"><text:span text:style-name="T93">2. </text:span>Se han utilizado los diversos tipos de datos y referencia para celdas, rangos, hojas y libros.</text:p>
          </table:table-cell>
        </table:table-row>
        <table:table-row table:style-name="Tabla1.1">
          <table:table-cell table:style-name="Tabla1.A3" office:value-type="string">
            <text:p text:style-name="P15"><text:span text:style-name="T93">3. </text:span>Se han aplicado fórmulas y funciones.</text:p>
          </table:table-cell>
        </table:table-row>
        <table:table-row table:style-name="Tabla1.1">
          <table:table-cell table:style-name="Tabla1.A3" office:value-type="string">
            <text:p text:style-name="P30"><text:span text:style-name="T93">4. </text:span>Se han generado y modificado gráficos de diferentes tipos.</text:p>
          </table:table-cell>
        </table:table-row>
        <table:table-row table:style-name="Tabla1.1">
          <table:table-cell table:style-name="Tabla1.A3" office:value-type="string">
            <text:p text:style-name="P31"><text:span text:style-name="T93">5. </text:span>Se han empleado macros para la realización de documentos y plantillas.</text:p>
          </table:table-cell>
        </table:table-row>
        <table:table-row table:style-name="Tabla1.1">
          <table:table-cell table:style-name="Tabla1.A3" office:value-type="string">
            <text:p text:style-name="P34"><text:span text:style-name="T93">6. </text:span>Se han importado y exportado hojas de cálculo creadas con otras aplicaciones y en otros <text:span text:style-name="T97">formatos.</text:span></text:p>
          </table:table-cell>
        </table:table-row>
        <table:table-row table:style-name="Tabla1.1">
          <table:table-cell table:style-name="Tabla1.A3" office:value-type="string">
            <text:p text:style-name="P36"><text:span text:style-name="T93">7. </text:span>Se ha utilizado la hoja de cálculo como base de datos: formularios, creación de listas, filtrado, protección y ordenación de datos.</text:p>
          </table:table-cell>
        </table:table-row>
        <table:table-row table:style-name="Tabla1.1">
          <table:table-cell table:style-name="Tabla1.A3" office:value-type="string">
            <text:p text:style-name="P36"><text:span text:style-name="T93">8. </text:span>Se han utilizado aplicaciones y periféricos para introducir textos, números, códigos e imágenes.</text:p>
          </table:table-cell>
        </table:table-row>
        <table:table-row table:style-name="Tabla1.1">
          <table:table-cell table:style-name="Tabla1.A3" office:value-type="string">
            <text:p text:style-name="P37"><text:span text:style-name="T87">UNIDAD</text:span><text:span text:style-name="T86"> </text:span><text:span text:style-name="T87">DE TRABAJO Nº 4: Software para Tratamiento Bases de datos</text:span></text:p>
          </table:table-cell>
        </table:table-row>
        <table:table-row table:style-name="Tabla1.1">
          <table:table-cell table:style-name="Tabla1.A3" office:value-type="string">
            <text:p text:style-name="P35"><text:span text:style-name="T93">1. </text:span>Se han identificado los elementos de las bases de datos relacionales.</text:p>
          </table:table-cell>
        </table:table-row>
        <table:table-row table:style-name="Tabla1.1">
          <table:table-cell table:style-name="Tabla1.A3" office:value-type="string">
            <text:p text:style-name="P16"><text:span text:style-name="T93">2. </text:span>Se han creado bases de datos ofimáticas</text:p>
          </table:table-cell>
        </table:table-row>
        <table:table-row table:style-name="Tabla1.1">
          <table:table-cell table:style-name="Tabla1.A3" office:value-type="string">
            <text:p text:style-name="P19"><text:span text:style-name="T93">3. </text:span>Se han utilizado las tablas de la base de datos (insertar,<text:span text:style-name="T67"> </text:span>modificar y eliminar registros).</text:p>
          </table:table-cell>
        </table:table-row>
        <text:soft-page-break/>
        <table:table-row table:style-name="Tabla1.1">
          <table:table-cell table:style-name="Tabla1.A3" office:value-type="string">
            <text:p text:style-name="P32"><text:span text:style-name="T93">4. </text:span>Se han utilizado asistentes en la creación de consultas.</text:p>
          </table:table-cell>
        </table:table-row>
        <table:table-row table:style-name="Tabla1.1">
          <table:table-cell table:style-name="Tabla1.A3" office:value-type="string">
            <text:p text:style-name="P33"><text:span text:style-name="T93">5. </text:span>Se han utilizado asistentes en la creación de formularios.</text:p>
          </table:table-cell>
        </table:table-row>
        <table:table-row table:style-name="Tabla1.1">
          <table:table-cell table:style-name="Tabla1.A3" office:value-type="string">
            <text:p text:style-name="P32"><text:span text:style-name="T93">6. </text:span>Se han utilizado asistentes en la creación de informes.</text:p>
          </table:table-cell>
        </table:table-row>
        <table:table-row table:style-name="Tabla1.1">
          <table:table-cell table:style-name="Tabla1.A3" office:value-type="string">
            <text:p text:style-name="P39"><text:span text:style-name="T93">7. </text:span>Se ha realizado búsqueda y filtrado sobre la información almacenada.</text:p>
          </table:table-cell>
        </table:table-row>
        <table:table-row table:style-name="Tabla1.1">
          <table:table-cell table:style-name="Tabla1.A3" office:value-type="string">
            <text:p text:style-name="P39"><text:span text:style-name="T93">8. </text:span>Se han creado y utilizado macros.</text:p>
          </table:table-cell>
        </table:table-row>
        <table:table-row table:style-name="Tabla1.1">
          <table:table-cell table:style-name="Tabla1.A3" office:value-type="string">
            <text:p text:style-name="P40"><text:span text:style-name="T82">UNIDAD</text:span><text:span text:style-name="T85"> </text:span><text:span text:style-name="T82">DE TRABAJO Nº 5: Software para la Elaboración de Presentaciones</text:span></text:p>
          </table:table-cell>
        </table:table-row>
        <table:table-row table:style-name="Tabla1.1">
          <table:table-cell table:style-name="Tabla1.A3" office:value-type="string">
            <text:p text:style-name="P41"><text:span text:style-name="T94">1. </text:span>Se han identificado las opciones básicas de las aplicaciones de presentaciones.</text:p>
          </table:table-cell>
        </table:table-row>
        <table:table-row table:style-name="Tabla1.1">
          <table:table-cell table:style-name="Tabla1.A3" office:value-type="string">
            <text:p text:style-name="P42"><text:span text:style-name="T94">2. </text:span>Se han reconocido los distintos tipos de vista asociados a una presentación.</text:p>
          </table:table-cell>
        </table:table-row>
        <table:table-row table:style-name="Tabla1.1">
          <table:table-cell table:style-name="Tabla1.A3" office:value-type="string">
            <text:p text:style-name="P43"><text:span text:style-name="T94">3. </text:span>Se han aplicado las distintas tipografías y normas de composición, y utilización del color.</text:p>
          </table:table-cell>
        </table:table-row>
        <table:table-row table:style-name="Tabla1.1">
          <table:table-cell table:style-name="Tabla1.A3" office:value-type="string">
            <text:p text:style-name="P17"><text:span text:style-name="T94">4. </text:span>Se han diseñado plantillas de presentaciones.</text:p>
          </table:table-cell>
        </table:table-row>
        <table:table-row table:style-name="Tabla1.1">
          <table:table-cell table:style-name="Tabla1.A3" office:value-type="string">
            <text:p text:style-name="P17"><text:span text:style-name="T94">5. </text:span>Se han creado presentaciones.</text:p>
          </table:table-cell>
        </table:table-row>
        <table:table-row table:style-name="Tabla1.1">
          <table:table-cell table:style-name="Tabla1.A3" office:value-type="string">
            <text:p text:style-name="P17"><text:span text:style-name="T94">6. </text:span>Se han utilizado periféricos para ejecutar presentaciones.</text:p>
          </table:table-cell>
        </table:table-row>
        <table:table-row table:style-name="Tabla1.1">
          <table:table-cell table:style-name="Tabla1.A3" office:value-type="string">
            <text:p text:style-name="P44"><text:span text:style-name="T6">UNIDAD</text:span><text:span text:style-name="T7"> </text:span><text:span text:style-name="T6">DE TRABAJO Nº 6: Software para Tratamiento de Imagen digital</text:span></text:p>
          </table:table-cell>
        </table:table-row>
        <table:table-row table:style-name="Tabla1.1">
          <table:table-cell table:style-name="Tabla1.A3" office:value-type="string">
            <text:p text:style-name="P15"><text:span text:style-name="T94">1. </text:span>Se han analizado formatos de imágenes.</text:p>
          </table:table-cell>
        </table:table-row>
        <table:table-row table:style-name="Tabla1.1">
          <table:table-cell table:style-name="Tabla1.A3" office:value-type="string">
            <text:p text:style-name="P45"><text:span text:style-name="T94">2. </text:span>Se ha realizado la adquisición de imágenes con periféricos.</text:p>
          </table:table-cell>
        </table:table-row>
        <table:table-row table:style-name="Tabla1.1">
          <table:table-cell table:style-name="Tabla1.A3" office:value-type="string">
            <text:p text:style-name="P46"><text:span text:style-name="T94">3. </text:span>Se ha trabajado con imágenes a diferentes resoluciones, según su finalidad.</text:p>
          </table:table-cell>
        </table:table-row>
        <table:table-row table:style-name="Tabla1.1">
          <table:table-cell table:style-name="Tabla1.A3" office:value-type="string">
            <text:p text:style-name="P47"><text:span text:style-name="T94">4. </text:span>Se han empleado herramientas para la edición de imagen digital.</text:p>
          </table:table-cell>
        </table:table-row>
        <table:table-row table:style-name="Tabla1.1">
          <table:table-cell table:style-name="Tabla1.A3" office:value-type="string">
            <text:p text:style-name="P48"><text:span text:style-name="T94">5. </text:span>Se han importado y exportado imágenes en diversos formatos.</text:p>
          </table:table-cell>
        </table:table-row>
        <table:table-row table:style-name="Tabla1.1">
          <table:table-cell table:style-name="Tabla1.A3" office:value-type="string">
            <text:p text:style-name="P38"><text:span text:style-name="T82">UNIDAD</text:span><text:span text:style-name="T85"> </text:span><text:span text:style-name="T82">DE TRABAJO Nº 7: Software para Tratamiento de V</text:span><text:span text:style-name="T83">í</text:span><text:span text:style-name="T82">deo digital</text:span></text:p>
          </table:table-cell>
        </table:table-row>
        <table:table-row table:style-name="Tabla1.1">
          <table:table-cell table:style-name="Tabla1.A3" office:value-type="string">
            <text:p text:style-name="P49"><text:span text:style-name="T94">1. </text:span>Se han reconocido los elementos que componen una secuencia de vídeo.</text:p>
          </table:table-cell>
        </table:table-row>
        <table:table-row table:style-name="Tabla1.1">
          <table:table-cell table:style-name="Tabla1.A3" office:value-type="string">
            <text:p text:style-name="P50"><text:span text:style-name="T94">2. </text:span>Se han estudiado los tipos de formatos y códecs más empleados.</text:p>
          </table:table-cell>
        </table:table-row>
        <table:table-row table:style-name="Tabla1.1">
          <table:table-cell table:style-name="Tabla1.A3" office:value-type="string">
            <text:p text:style-name="P15"><text:span text:style-name="T94">3. </text:span>Se ha importado y exportado secuencias de vídeo.</text:p>
          </table:table-cell>
        </table:table-row>
        <table:table-row table:style-name="Tabla1.1">
          <table:table-cell table:style-name="Tabla1.A3" office:value-type="string">
            <text:p text:style-name="P51"><text:span text:style-name="T94">4. </text:span>Se ha capturado secuencias de vídeo con recursos adecuados.</text:p>
          </table:table-cell>
        </table:table-row>
        <table:table-row table:style-name="Tabla1.1">
          <table:table-cell table:style-name="Tabla1.A3" office:value-type="string">
            <text:p text:style-name="P15"><text:span text:style-name="T94">5. </text:span>Se han elaborado vídeo tutoriales.</text:p>
          </table:table-cell>
        </table:table-row>
        <table:table-row table:style-name="Tabla1.1">
          <table:table-cell table:style-name="Tabla1.A3" office:value-type="string">
            <text:p text:style-name="P52"><text:span text:style-name="T9">UNIDAD</text:span><text:span text:style-name="T8"> </text:span><text:span text:style-name="T9">DE TRABAJO Nº 8: Software para Gestión de Correo Electrónico</text:span></text:p>
          </table:table-cell>
        </table:table-row>
        <table:table-row table:style-name="Tabla1.1">
          <table:table-cell table:style-name="Tabla1.A3" office:value-type="string">
            <text:p text:style-name="P53"><text:span text:style-name="T94">1. </text:span>Se han descrito los elementos que componen un correo electrónico.</text:p>
          </table:table-cell>
        </table:table-row>
        <table:table-row table:style-name="Tabla1.1">
          <table:table-cell table:style-name="Tabla1.A3" office:value-type="string">
            <text:p text:style-name="P54"><text:span text:style-name="T94">2. </text:span>Se han analizado las necesidades básicas de gestión de correo y agenda electrónica.</text:p>
          </table:table-cell>
        </table:table-row>
        <table:table-row table:style-name="Tabla1.1">
          <table:table-cell table:style-name="Tabla1.A3" office:value-type="string">
            <text:p text:style-name="P29"><text:span text:style-name="T94">3. </text:span>Se han configurado distintos tipos de cuentas de correo electrónico.</text:p>
          </table:table-cell>
        </table:table-row>
        <table:table-row table:style-name="Tabla1.1">
          <table:table-cell table:style-name="Tabla1.A3" office:value-type="string">
            <text:p text:style-name="P55"><text:span text:style-name="T94">4. </text:span>Se han conectado y sincronizado agendas del equipo informático con dispositivos móviles.</text:p>
          </table:table-cell>
        </table:table-row>
        <table:table-row table:style-name="Tabla1.1">
          <table:table-cell table:style-name="Tabla1.A3" office:value-type="string">
            <text:p text:style-name="P15"><text:span text:style-name="T94">5. </text:span>Se ha operado con la libreta de direcciones.</text:p>
          </table:table-cell>
        </table:table-row>
        <table:table-row table:style-name="Tabla1.1">
          <table:table-cell table:style-name="Tabla1.A3" office:value-type="string">
            <text:p text:style-name="P56"><text:span text:style-name="T94">6. </text:span>Se ha trabajado con todas las opciones de gestión de correo electrónico (etiquetas, filtros).</text:p>
          </table:table-cell>
        </table:table-row>
        <table:table-row table:style-name="Tabla1.1">
          <table:table-cell table:style-name="Tabla1.A3" office:value-type="string">
            <text:p text:style-name="P57"><text:span text:style-name="T94">7. </text:span>Se han utilizado opciones de agenda electrónica.</text:p>
          </table:table-cell>
        </table:table-row>
        <table:table-row table:style-name="Tabla1.1">
          <table:table-cell table:style-name="Tabla1.A3" office:value-type="string">
            <text:p text:style-name="P58"><text:span text:style-name="T82">UNIDAD</text:span><text:span text:style-name="T85"> </text:span><text:span text:style-name="T82">DE TRABAJO Nº 9: Técnicas de soporte</text:span></text:p>
          </table:table-cell>
        </table:table-row>
        <table:table-row table:style-name="Tabla1.1">
          <table:table-cell table:style-name="Tabla1.A3" office:value-type="string">
            <text:p text:style-name="P59"><text:span text:style-name="T95">1. </text:span>Se han elaborado guías visuales con los conceptos básicos de uso de una aplicación.</text:p>
          </table:table-cell>
        </table:table-row>
        <text:soft-page-break/>
        <table:table-row table:style-name="Tabla1.1">
          <table:table-cell table:style-name="Tabla1.A3" office:value-type="string">
            <text:p text:style-name="P48"><text:span text:style-name="T95">2. </text:span>Se han identificado problemas relacionados con el uso de aplicaciones ofimáticas.</text:p>
          </table:table-cell>
        </table:table-row>
        <table:table-row table:style-name="Tabla1.1">
          <table:table-cell table:style-name="Tabla1.A3" office:value-type="string">
            <text:p text:style-name="P60"><text:span text:style-name="T95">3. </text:span>Se han utilizado manuales de usuario para instruir en el uso de aplicaciones.</text:p>
          </table:table-cell>
        </table:table-row>
        <table:table-row table:style-name="Tabla1.1">
          <table:table-cell table:style-name="Tabla1.A3" office:value-type="string">
            <text:p text:style-name="P47"><text:span text:style-name="T95">4. </text:span>Se han aplicado técnicas de asesoramiento en el uso de aplicaciones.</text:p>
          </table:table-cell>
        </table:table-row>
        <table:table-row table:style-name="Tabla1.1">
          <table:table-cell table:style-name="Tabla1.A3" office:value-type="string">
            <text:p text:style-name="P15"><text:span text:style-name="T95">5. </text:span>Se han realizado informes de incidencias.</text:p>
          </table:table-cell>
        </table:table-row>
        <table:table-row table:style-name="Tabla1.1">
          <table:table-cell table:style-name="Tabla1.A3" office:value-type="string">
            <text:p text:style-name="P61"><text:span text:style-name="T95">6. </text:span>Se han aplicado los procedimientos necesarios para salvaguardar la información y su recuperación.</text:p>
          </table:table-cell>
        </table:table-row>
        <table:table-row table:style-name="Tabla1.1">
          <table:table-cell table:style-name="Tabla1.A3" office:value-type="string">
            <text:p text:style-name="P62"><text:span text:style-name="T95">7. </text:span>Se han utilizado los recursos disponibles (documentación técnica, ayudas en línea, soporte técnico, entre otros) para solventar incidencias </text:p>
          </table:table-cell>
        </table:table-row>
        <table:table-row table:style-name="Tabla1.1">
          <table:table-cell table:style-name="Tabla1.A3" office:value-type="string">
            <text:p text:style-name="P63"><text:span text:style-name="T95">8. </text:span>Se han solventando las incidencias a tiempo <text:s/>y con el nivel de calidad esperado.</text:p>
          </table:table-cell>
        </table:table-row>
      </table:table>
      <text:p text:style-name="P5"/>
      <text:p text:style-name="P93"><text:span text:style-name="T99"/></text:p>
      <text:p text:style-name="P93"><text:span text:style-name="T99">Procedimientos de evaluación y Criterios de Calificación:</text:span></text:p>
      <text:p text:style-name="P102">Pretende reconducir el proceso de aprendizaje para adaptarse al alumnado utilizando la observación como instrumento esencial.</text:p>
      <text:p text:style-name="P99"><text:span text:style-name="T9">El sistema de evaluación empleado tiene como objetivo evaluar los contenidos, procedimientos y actitudes que pretendemos que el alumno tenga, pero además queremos transmitir la idea de la profesionalidad <text:s/>y la autoformación.</text:span></text:p>
      <text:p text:style-name="P99"><text:span text:style-name="T9">La</text:span><text:span text:style-name="T8"> </text:span><text:span text:style-name="T9">calificación del alumno sera entre 0 y 10.</text:span></text:p>
      <text:p text:style-name="P99"><text:span text:style-name="T9">El</text:span><text:span text:style-name="T8"> </text:span><text:span text:style-name="T9">curso se divide en tres trimestres. La calificación final será la media de la calificación de cada uno de los trimestres.</text:span></text:p>
      <text:p text:style-name="P99"><text:span text:style-name="T9">Al</text:span><text:span text:style-name="T8"> </text:span><text:span text:style-name="T9">final de cada trimestre se entregará al alumno la calificación final del mismo que se obtendrá de acuerdo a los siguientes criterios:</text:span></text:p>
      <text:p text:style-name="P64"><text:span text:style-name="T10">•</text:span><text:span text:style-name="T9"><text:tab/>Valoración sobre indicadores de tipo </text:span><text:span text:style-name="T6">actitudinal <text:s/></text:span><text:span text:style-name="T9">10 %.</text:span></text:p>
      <text:p text:style-name="P64"><text:span text:style-name="T10">•</text:span><text:span text:style-name="T9"><text:tab/></text:span><text:span text:style-name="T6">Controles </text:span><text:span text:style-name="T9">sobre conceptos y </text:span><text:span text:style-name="T6">pruebas prácticas </text:span><text:span text:style-name="T9">30%.</text:span></text:p>
      <text:p text:style-name="P64"><text:span text:style-name="T10">•</text:span><text:span text:style-name="T9"><text:tab/></text:span><text:span text:style-name="T6">Actividades y tareas </text:span><text:span text:style-name="T9">procedimentales 40%.</text:span></text:p>
      <text:p text:style-name="P64"><text:span text:style-name="T10">•</text:span><text:span text:style-name="T9"><text:tab/>Ejercicios </text:span><text:span text:style-name="T6">conceptuales </text:span><text:span text:style-name="T9">20%</text:span></text:p>
      <text:list xml:id="list7070707426554609425" text:style-name="L1">
        <text:list-header>
          <text:p text:style-name="P68"><text:span text:style-name="T9">Las actividades sobre conceptos y las prácticas tendrán un peso distinto en función de su relevancia y/o tiempo previsto para su realización.</text:span></text:p>
          <text:p text:style-name="P68"><text:span text:style-name="T9">Para tener al menos un 5 sobre 10 en el trimestre:</text:span></text:p>
        </text:list-header>
      </text:list>
      <text:p text:style-name="P65"><text:span text:style-name="T55">•</text:span><text:tab/>Se ha de tener aprobado cada una de las partes (actitudinal, pruebas prácticas, controles y tareas sobre conceptos y prácticas<text:span text:style-name="T98">)</text:span> a partir de que <text:soft-page-break/>se obtiene la calificación del trimestre.</text:p>
      <text:p text:style-name="P66"><text:span text:style-name="T55">•</text:span><text:tab/>Se han de aprobar todas las pruebas prácticas y todos los controles sobre conceptos.</text:p>
      <text:p text:style-name="P67"><text:span text:style-name="T55">•</text:span><text:tab/>Se ha de entregar, al menos, un 85% de las tareas sobre conceptos y prácticas.</text:p>
      <text:p text:style-name="P69">Con carácter general, las actividades tendrán un plazo de entrega/corrección. Las entregas realizadas fuera de plazo, si esta posibilidad está contemplada, se penalizarán hasta u 50% en la nota de la actividad.</text:p>
      <text:p text:style-name="P70">La calificación obtenida en pruebas de recuperación se penalizará en un 15% a la hora de incluirla en el cálculo de la nota, salvo en el caso de que sea un 5 que se mantendrá en un 5.</text:p>
      <text:p text:style-name="P20"><text:span text:style-name="T9">Para obtener una calificación final de aprobado se han de aprobar todos los trimestres</text:span><text:span text:style-name="T8"> </text:span><text:span text:style-name="T9">que componen el curso.</text:span></text:p>
      <text:p text:style-name="P21"><text:span text:style-name="T53">La</text:span><text:span text:style-name="T12"> </text:span><text:span text:style-name="T53">calificación</text:span><text:span text:style-name="T12"> </text:span><text:span text:style-name="T53">que</text:span><text:span text:style-name="T12"> </text:span><text:span text:style-name="T53">aparecerá</text:span><text:span text:style-name="T12"> </text:span><text:span text:style-name="T53">en</text:span><text:span text:style-name="T12"> </text:span><text:span text:style-name="T53">cada</text:span><text:span text:style-name="T12"> </text:span><text:span text:style-name="T53">una</text:span><text:span text:style-name="T12"> </text:span><text:span text:style-name="T53">de</text:span><text:span text:style-name="T12"> </text:span><text:span text:style-name="T53">las</text:span><text:span text:style-name="T12"> </text:span><text:span text:style-name="T53">evaluaciones</text:span><text:span text:style-name="T12"> </text:span><text:span text:style-name="T53">será</text:span><text:span text:style-name="T12"> </text:span><text:span text:style-name="T53">la</text:span><text:span text:style-name="T12"> </text:span><text:span text:style-name="T53">resultante de</text:span><text:span text:style-name="T14"> </text:span><text:span text:style-name="T53">aplicar</text:span><text:span text:style-name="T14"> </text:span><text:span text:style-name="T53">los</text:span><text:span text:style-name="T14"> </text:span><text:span text:style-name="T53">correspondiente</text:span><text:span text:style-name="T14"> </text:span><text:span text:style-name="T53">porcentajes</text:span><text:span text:style-name="T14"> </text:span><text:span text:style-name="T53">citados</text:span><text:span text:style-name="T14"> </text:span><text:span text:style-name="T53">al</text:span><text:span text:style-name="T14"> </text:span><text:span text:style-name="T53">principio,</text:span><text:span text:style-name="T14"> </text:span><text:span text:style-name="T53">no</text:span><text:span text:style-name="T14"> </text:span><text:span text:style-name="T53">obstante,</text:span><text:span text:style-name="T14"> </text:span><text:span text:style-name="T53">como esta</text:span><text:span text:style-name="T16"> </text:span><text:span text:style-name="T53">calificación</text:span><text:span text:style-name="T16"> </text:span><text:span text:style-name="T53">debe</text:span><text:span text:style-name="T17"> </text:span><text:span text:style-name="T53">ser</text:span><text:span text:style-name="T16"> </text:span><text:span text:style-name="T53">número</text:span><text:span text:style-name="T16"> </text:span><text:span text:style-name="T53">entero</text:span><text:span text:style-name="T16"> </text:span><text:span text:style-name="T53">del</text:span><text:span text:style-name="T16"> </text:span><text:span text:style-name="T53">1</text:span><text:span text:style-name="T16"> </text:span><text:span text:style-name="T53">al</text:span><text:span text:style-name="T16"> </text:span><text:span text:style-name="T53">10,</text:span><text:span text:style-name="T16"> </text:span><text:span text:style-name="T53">la</text:span><text:span text:style-name="T16"> </text:span><text:span text:style-name="T53">nota</text:span><text:span text:style-name="T17"> </text:span><text:span text:style-name="T53">obtenida</text:span><text:span text:style-name="T17"> </text:span><text:span text:style-name="T53">será redondeada</text:span><text:span text:style-name="T20"> </text:span><text:span text:style-name="T53">al</text:span><text:span text:style-name="T20"> </text:span><text:span text:style-name="T53">entero</text:span><text:span text:style-name="T20"> </text:span><text:span text:style-name="T53">más</text:span><text:span text:style-name="T20"> </text:span><text:span text:style-name="T53">próximo,</text:span><text:span text:style-name="T20"> </text:span><text:span text:style-name="T53">excepto</text:span><text:span text:style-name="T20"> </text:span><text:span text:style-name="T53">si</text:span><text:span text:style-name="T20"> </text:span><text:span text:style-name="T53">se</text:span><text:span text:style-name="T20"> </text:span><text:span text:style-name="T53">encuentra</text:span><text:span text:style-name="T20"> </text:span><text:span text:style-name="T53">entre</text:span><text:span text:style-name="T20"> </text:span><text:span text:style-name="T53">4.50</text:span><text:span text:style-name="T20"> </text:span><text:span text:style-name="T53">y</text:span><text:span text:style-name="T20"> </text:span><text:span text:style-name="T53">4.99</text:span><text:span text:style-name="T20"> </text:span><text:span text:style-name="T53">que se considerará un 4.</text:span></text:p>
      <text:p text:style-name="P6"><text:span text:style-name="T6"/></text:p>
      <text:p text:style-name="P87"><text:span text:style-name="T6">Instrumentos de evaluación:</text:span></text:p>
      <text:p text:style-name="P101"><text:span text:style-name="T61">Para llevar a cabo la evaluación se utilizarán indicadores e instrumentos que proporcionen datos y observaciones sobre el avance en el aula.</text:span></text:p>
      <text:p text:style-name="P100"><text:span text:style-name="T56">Según recomendaciones de la Consejería de Educación para la FPE, en cada actividad de enseñanza, aprendizaje y evaluación se determinan una serie de </text:span><text:span text:style-name="T57">pautas</text:span><text:span text:style-name="T56"> a observar de lo tres ámbitos de los contenidos y se ponderan las mismas para obtener una calificación de la actividad. Durante el desarrollo de las actividades recoge información de las pautas programadas y se tabulan los datos recogidos. Como instrumentos para recoger y tabular la información se utilizan:</text:span></text:p>
      <text:p text:style-name="P98"><text:span text:style-name="T62">Para evaluar los </text:span><text:span text:style-name="T63">conceptos</text:span><text:span text:style-name="T62">:</text:span></text:p>
      <text:list xml:id="list7897862116762589815" text:style-name="WW8Num4">
        <text:list-item>
          <text:p text:style-name="P9"><text:span text:style-name="T58">Trabajos específicos sobre los contenidos</text:span><text:span text:style-name="T59">. <text:s/></text:span></text:p>
        </text:list-item>
        <text:list-item>
          <text:p text:style-name="P9"><text:soft-page-break/><text:span text:style-name="T58">Controles. </text:span><text:span text:style-name="T60">Cuestionarios</text:span><text:span text:style-name="T58"> </text:span><text:span text:style-name="T60"><text:s/>sobre conceptos en plataforma virtual</text:span></text:p>
        </text:list-item>
        <text:list-item>
          <text:p text:style-name="P9"><text:span text:style-name="T58">Pruebas prácticas </text:span><text:span text:style-name="T60">en las que se intercalarán preguntas sobre los conceptos que se están trabajando.</text:span></text:p>
        </text:list-item>
      </text:list>
      <text:p text:style-name="P90"><text:span text:style-name="T62">Para la evaluación de </text:span><text:span text:style-name="T63">procedimientos: </text:span></text:p>
      <text:list xml:id="list3626592222485619609" text:style-name="WW8Num18">
        <text:list-item>
          <text:p text:style-name="P91"><text:span text:style-name="T58">Lista de control de actividades de tipo práctico</text:span><text:span text:style-name="T59">. El alumno entrega el guión de la práctica con cuestiones contestadas y evidencias de realización de la práctica. Se realizarán comentarios sobre la misma y se valorarán aspectos como presentación, orden, meticulosidad en las respuestas, adecuación de lo expuesto a lo solicitado, etc … En este soporte se evalúan también la actitud demostrada en la realización.</text:span></text:p>
        </text:list-item>
        <text:list-item>
          <text:p text:style-name="P91"><text:span text:style-name="T58">Supuestos prácticos </text:span><text:span text:style-name="T60">en las que el alumno contestará por escrito con los pasos necesarios para resolver una situación ficticia.</text:span></text:p>
        </text:list-item>
        <text:list-item>
          <text:p text:style-name="P83"><text:span text:style-name="T58">Pruebas prácticas </text:span><text:span text:style-name="T60">en las que se demostrará el desempeño de tareas y <text:tab/>habilidades.</text:span><text:span text:style-name="T59"> </text:span></text:p>
        </text:list-item>
      </text:list>
      <text:p text:style-name="P79"><text:span text:style-name="T64">Para</text:span><text:span text:style-name="T68"> </text:span><text:span text:style-name="T64">la evaluación de las </text:span><text:span text:style-name="T69">actitudes</text:span><text:span text:style-name="T64">:</text:span></text:p>
      <text:p text:style-name="P72"><text:span text:style-name="T71">o<text:tab/></text:span><text:span text:style-name="T69">Registro anecdótico <text:s/></text:span><text:span text:style-name="T64">donde se tendrán en cuenta los siguientes aspectos:</text:span></text:p>
      <text:p text:style-name="P80"><text:span text:style-name="T10">•</text:span><text:span text:style-name="T9"><text:tab/></text:span><text:span text:style-name="T21">Asistencia y puntualidad</text:span><text:span text:style-name="T9">.</text:span></text:p>
      <text:p text:style-name="P81"><text:span text:style-name="T10">•</text:span><text:span text:style-name="T9"><text:tab/></text:span><text:span text:style-name="T21">Participación en las sesiones</text:span><text:span text:style-name="T9">.</text:span></text:p>
      <text:p text:style-name="P81"><text:span text:style-name="T10">•</text:span><text:span text:style-name="T9"><text:tab/></text:span><text:span text:style-name="T21">Colaboración para el buen funcionamiento de las sesiones</text:span><text:span text:style-name="T9">.</text:span></text:p>
      <text:p text:style-name="P82"><text:span text:style-name="T55">•</text:span><text:tab/>Orden, meticulosidad y organización del trabajo.</text:p>
      <text:p text:style-name="P73"><text:span text:style-name="T9">Que</text:span><text:span text:style-name="T22"> </text:span><text:span text:style-name="T9">se</text:span><text:span text:style-name="T23"> </text:span><text:span text:style-name="T9">graduarán</text:span><text:span text:style-name="T23"> </text:span><text:span text:style-name="T9">de</text:span><text:span text:style-name="T23"> </text:span><text:span text:style-name="T9">acuerdo</text:span><text:span text:style-name="T23"> </text:span><text:span text:style-name="T9">a</text:span><text:span text:style-name="T23"> </text:span><text:span text:style-name="T9">la</text:span><text:span text:style-name="T23"> </text:span><text:span text:style-name="T9">siguiente</text:span><text:span text:style-name="T23"> </text:span><text:span text:style-name="T9">escala:</text:span><text:span text:style-name="T23"> </text:span><text:span text:style-name="T9">S</text:span><text:span text:style-name="T23"> </text:span><text:span text:style-name="T9">(Siempre),</text:span><text:span text:style-name="T23"> </text:span><text:span text:style-name="T9">CS</text:span><text:span text:style-name="T23"> </text:span><text:span text:style-name="T9">(Casi</text:span><text:span text:style-name="T23"> </text:span><text:span text:style-name="T9">Siempre), AV (A Veces), CN (Casi Nunca), N (Nunca).</text:span></text:p>
      <text:p text:style-name="P74"><text:span text:style-name="T72">o</text:span><text:span text:style-name="T73"> </text:span><text:span text:style-name="T6">Registro de observación </text:span><text:span text:style-name="T9">en el que se reflejará el grado de utilización y la calidad de:</text:span></text:p>
      <text:p text:style-name="P84"><text:span text:style-name="T55">•</text:span><text:tab/>Cuaderno personal online-wiki.</text:p>
      <text:p text:style-name="P85"><text:span text:style-name="T55">•</text:span><text:tab/>Participación en red de microbblogging.</text:p>
      <text:p text:style-name="P85"><text:span text:style-name="T55">•</text:span><text:tab/>Realización de las tareas de secretario.</text:p>
      <text:p text:style-name="P85"><text:soft-page-break/><text:span text:style-name="T55">•</text:span><text:tab/>Incumplimiento de las normas básicas de convivencia en el aula.</text:p>
      <text:p text:style-name="P75"><text:span text:style-name="T74">o</text:span><text:span text:style-name="T75"> </text:span><text:span text:style-name="T70">Registro de aportaciones en tareas de tipo colaborativo. </text:span><text:span text:style-name="T76">en el que se reflejará la cantidad y la calidad en las aportaciones a:</text:span></text:p>
      <text:list xml:id="list2939348930981323550" text:style-name="WW8Num20">
        <text:list-item>
          <text:p text:style-name="P96">Base de datos de seguimiento de errores asociado a cada tarea de tipo práctico.</text:p>
        </text:list-item>
        <text:list-item>
          <text:p text:style-name="P97">Participación en la edición colaborativa de documentos en tareas sobre conceptos.</text:p>
        </text:list-item>
      </text:list>
      <text:p text:style-name="P76"><text:span text:style-name="T72">O <text:s/></text:span><text:span text:style-name="T9">Para</text:span><text:span text:style-name="T24"> </text:span><text:span text:style-name="T9">la</text:span><text:span text:style-name="T24"> </text:span><text:span text:style-name="T6">coevaluación</text:span><text:span text:style-name="T25"> </text:span><text:span text:style-name="T9">del</text:span><text:span text:style-name="T24"> </text:span><text:span text:style-name="T9">proceso</text:span><text:span text:style-name="T24"> </text:span><text:span text:style-name="T9">de</text:span><text:span text:style-name="T24"> </text:span><text:span text:style-name="T9">enseñanza</text:span><text:span text:style-name="T24"> </text:span><text:span text:style-name="T9">y</text:span><text:span text:style-name="T24"> </text:span><text:span text:style-name="T9">aprendizaje</text:span><text:span text:style-name="T24"> </text:span><text:span text:style-name="T9">y</text:span><text:span text:style-name="T24"> </text:span><text:span text:style-name="T9">de</text:span><text:span text:style-name="T24"> </text:span><text:span text:style-name="T9">la</text:span><text:span text:style-name="T24"> </text:span><text:span text:style-name="T9">práctica docente:</text:span></text:p>
      <text:p text:style-name="P77"><text:span text:style-name="T10"><text:tab/> <text:s text:c="3"/>• <text:s text:c="3"/></text:span><text:span text:style-name="T9">Paso</text:span><text:span text:style-name="T27"> </text:span><text:span text:style-name="T9">de</text:span><text:span text:style-name="T27"> </text:span><text:span text:style-name="T9">cuestionario</text:span><text:span text:style-name="T27"> </text:span><text:span text:style-name="T9">a</text:span><text:span text:style-name="T27"> </text:span><text:span text:style-name="T9">los</text:span><text:span text:style-name="T27"> </text:span><text:span text:style-name="T9">alumnos</text:span><text:span text:style-name="T27"> </text:span><text:span text:style-name="T9">sobre</text:span><text:span text:style-name="T27"> </text:span><text:span text:style-name="T9">el</text:span><text:span text:style-name="T27"> </text:span><text:span text:style-name="T9">desarrollo</text:span><text:span text:style-name="T27"> </text:span><text:span text:style-name="T9">de</text:span><text:span text:style-name="T27"> </text:span><text:span text:style-name="T9">las</text:span><text:span text:style-name="T27"> </text:span><text:span text:style-name="T9">unidades</text:span><text:span text:style-name="T27"> </text:span><text:span text:style-name="T9">y</text:span><text:span text:style-name="T27"> </text:span><text:span text:style-name="T9">de</text:span><text:span text:style-name="T27"> </text:span><text:span text:style-name="T9">la práctica docente.</text:span></text:p>
      <text:p text:style-name="P78"><text:span text:style-name="T55"><text:s text:c="10"/>•</text:span><text:tab/> <text:s/>Lista de control para la profesora de reflexión sobre la práctica desarrollada.</text:p>
      <text:p text:style-name="P94"><text:span text:style-name="T6"/></text:p>
      <text:p text:style-name="P94"><text:bookmark-start text:name="__RefHeading___Toc20121_87245982"/><text:span text:style-name="T6">Contenidos mínimos y criterios de recuperación</text:span><text:bookmark-end text:name="__RefHeading___Toc20121_87245982"/></text:p>
      <text:p text:style-name="P86"><text:span text:style-name="T9">No</text:span><text:span text:style-name="T54"> </text:span><text:span text:style-name="T9">existirá </text:span><text:span text:style-name="T28"><text:s/></text:span><text:span text:style-name="T9">el </text:span><text:span text:style-name="T28"><text:s/></text:span><text:span text:style-name="T9">concepto </text:span><text:span text:style-name="T28"><text:s/></text:span><text:span text:style-name="T9">de </text:span><text:span text:style-name="T28"><text:s/></text:span><text:span text:style-name="T9">“recuperación” </text:span><text:span text:style-name="T28"><text:s/></text:span><text:span text:style-name="T9">en </text:span><text:span text:style-name="T28"><text:s/></text:span><text:span text:style-name="T9">el </text:span><text:span text:style-name="T28"><text:s/></text:span><text:span text:style-name="T9">sentido </text:span><text:span text:style-name="T28"><text:s/></text:span><text:span text:style-name="T9">de </text:span><text:span text:style-name="T28"><text:s/></text:span><text:span text:style-name="T9">que </text:span><text:span text:style-name="T28"><text:s/></text:span><text:span text:style-name="T9">existan </text:span><text:span text:style-name="T28"><text:s/></text:span><text:span text:style-name="T9">exámenes específicos cuando no se superen unidades anteriores. Se hará una evaluación continua y personalizada, que permite evaluar al alumno todos los contenidos.</text:span></text:p>
      <text:p text:style-name="P86"><text:span text:style-name="T9">De</text:span><text:span text:style-name="T29"> </text:span><text:span text:style-name="T9">todas</text:span><text:span text:style-name="T30"> </text:span><text:span text:style-name="T9">formas</text:span><text:span text:style-name="T30"> </text:span><text:span text:style-name="T9">se</text:span><text:span text:style-name="T30"> </text:span><text:span text:style-name="T9">realizará,</text:span><text:span text:style-name="T30"> </text:span><text:span text:style-name="T9">de</text:span><text:span text:style-name="T30"> </text:span><text:span text:style-name="T9">cada</text:span><text:span text:style-name="T30"> </text:span><text:span text:style-name="T9">unidad</text:span><text:span text:style-name="T30"> </text:span><text:span text:style-name="T9">pruebas</text:span><text:span text:style-name="T30"> </text:span><text:span text:style-name="T9">de</text:span><text:span text:style-name="T30"> </text:span><text:span text:style-name="T9">recuperación</text:span><text:span text:style-name="T30"> </text:span><text:span text:style-name="T9">que</text:span><text:span text:style-name="T30"> </text:span><text:span text:style-name="T9">consistirán</text:span><text:span text:style-name="T30"> </text:span><text:span text:style-name="T9">en pruebas</text:span><text:span text:style-name="T15"> </text:span><text:span text:style-name="T9">sobre </text:span><text:span text:style-name="T18"><text:s/></text:span><text:span text:style-name="T9">conceptos,</text:span><text:span text:style-name="T15"> </text:span><text:span text:style-name="T9">pruebas</text:span><text:span text:style-name="T15"> </text:span><text:span text:style-name="T9">con</text:span><text:span text:style-name="T15"> </text:span><text:span text:style-name="T9">supuestos</text:span><text:span text:style-name="T15"> </text:span><text:span text:style-name="T9">prácticos</text:span><text:span text:style-name="T15"> </text:span><text:span text:style-name="T9">y</text:span><text:span text:style-name="T15"> </text:span><text:span text:style-name="T9">pruebas</text:span><text:span text:style-name="T15"> </text:span><text:span text:style-name="T9">prácticas</text:span><text:span text:style-name="T15"> </text:span><text:span text:style-name="T9">de</text:span><text:span text:style-name="T15"> </text:span><text:span text:style-name="T9">la unidad.</text:span></text:p>
      <text:p text:style-name="P86"><text:span text:style-name="T9">Superar</text:span><text:span text:style-name="T31"> </text:span><text:span text:style-name="T9">dichas</text:span><text:span text:style-name="T28"> </text:span><text:span text:style-name="T9">pruebas</text:span><text:span text:style-name="T28"> </text:span><text:span text:style-name="T9">no</text:span><text:span text:style-name="T28"> </text:span><text:span text:style-name="T9">supone</text:span><text:span text:style-name="T28"> </text:span><text:span text:style-name="T9">“aprobar</text:span><text:span text:style-name="T28"> </text:span><text:span text:style-name="T9">la</text:span><text:span text:style-name="T28"> </text:span><text:span text:style-name="T9">unidad”.</text:span><text:span text:style-name="T28"> </text:span><text:span text:style-name="T9">La</text:span><text:span text:style-name="T28"> </text:span><text:span text:style-name="T9">superación</text:span><text:span text:style-name="T28"> </text:span><text:span text:style-name="T9">de</text:span><text:span text:style-name="T28"> </text:span><text:span text:style-name="T9">los</text:span><text:span text:style-name="T28"> </text:span><text:span text:style-name="T9">contenidos mínimos </text:span><text:span text:style-name="T33"><text:s/></text:span><text:span text:style-name="T9">estará </text:span><text:span text:style-name="T33"><text:s/></text:span><text:span text:style-name="T9">condicionada</text:span><text:span text:style-name="T34"> </text:span><text:span text:style-name="T9">a</text:span><text:span text:style-name="T34"> </text:span><text:span text:style-name="T9">la</text:span><text:span text:style-name="T34"> </text:span><text:span text:style-name="T9">realización</text:span><text:span text:style-name="T34"> </text:span><text:span text:style-name="T9">de</text:span><text:span text:style-name="T34"> </text:span><text:span text:style-name="T9">todas</text:span><text:span text:style-name="T34"> </text:span><text:span text:style-name="T9">las</text:span><text:span text:style-name="T34"> </text:span><text:span text:style-name="T9">actividades</text:span><text:span text:style-name="T34"> </text:span><text:span text:style-name="T9">que</text:span><text:span text:style-name="T34"> </text:span><text:span text:style-name="T9">incluye</text:span><text:span text:style-name="T34"> </text:span><text:span text:style-name="T9">el módulo para cada unidad de trabajo.</text:span></text:p>
      <text:p text:style-name="P86"><text:span text:style-name="T9">Se</text:span><text:span text:style-name="T35"> </text:span><text:span text:style-name="T9">considerará</text:span><text:span text:style-name="T36"> </text:span><text:span text:style-name="T9">que</text:span><text:span text:style-name="T36"> </text:span><text:span text:style-name="T9">el</text:span><text:span text:style-name="T36"> </text:span><text:span text:style-name="T9">alumno</text:span><text:span text:style-name="T36"> </text:span><text:span text:style-name="T9">supera</text:span><text:span text:style-name="T36"> </text:span><text:span text:style-name="T9">el</text:span><text:span text:style-name="T36"> </text:span><text:span text:style-name="T9">módulo</text:span><text:span text:style-name="T36"> </text:span><text:span text:style-name="T9">y</text:span><text:span text:style-name="T36"> </text:span><text:span text:style-name="T9">por</text:span><text:span text:style-name="T36"> </text:span><text:span text:style-name="T9">tanto</text:span><text:span text:style-name="T36"> </text:span><text:span text:style-name="T9">ha</text:span><text:span text:style-name="T36"> </text:span><text:span text:style-name="T9">alcanzado</text:span><text:span text:style-name="T36"> </text:span><text:span text:style-name="T9">los</text:span><text:span text:style-name="T36"> </text:span><text:span text:style-name="T9">contenidos mínimos</text:span><text:span text:style-name="T11"> </text:span><text:span text:style-name="T9">cuando</text:span><text:span text:style-name="T11"> </text:span><text:span text:style-name="T9">de</text:span><text:span text:style-name="T11"> </text:span><text:span text:style-name="T9">resultado</text:span><text:span text:style-name="T11"> </text:span><text:span text:style-name="T9">de</text:span><text:span text:style-name="T11"> </text:span><text:span text:style-name="T9">baremar</text:span><text:span text:style-name="T11"> </text:span><text:span text:style-name="T9">a</text:span><text:span text:style-name="T11"> </text:span><text:span text:style-name="T9">través</text:span><text:span text:style-name="T11"> </text:span><text:span text:style-name="T9">del</text:span><text:span text:style-name="T11"> </text:span><text:span text:style-name="T9">Cuaderno</text:span><text:span text:style-name="T11"> </text:span><text:span text:style-name="T9">de</text:span><text:span text:style-name="T11"> </text:span><text:span text:style-name="T9">Aula,</text:span><text:span text:style-name="T11"> </text:span><text:span text:style-name="T9">siguiendo</text:span><text:span text:style-name="T11"> </text:span><text:span text:style-name="T9">los criterios</text:span><text:span text:style-name="T37"> </text:span><text:span text:style-name="T9">previamente</text:span><text:span text:style-name="T37"> </text:span><text:span text:style-name="T9">establecidos,</text:span><text:span text:style-name="T37"> </text:span><text:span text:style-name="T9">los</text:span><text:span text:style-name="T37"> </text:span><text:span text:style-name="T9">diferentes</text:span><text:span text:style-name="T37"> </text:span><text:span text:style-name="T9">contenidos</text:span><text:span text:style-name="T37"> </text:span><text:span text:style-name="T9">que</text:span><text:span text:style-name="T37"> </text:span><text:span text:style-name="T9">componen</text:span><text:span text:style-name="T37"> </text:span><text:span text:style-name="T9">las</text:span><text:span text:style-name="T37"> </text:span><text:span text:style-name="T9">unidades de trabajo del módulo el alumno obtiene una nota superior o </text:span><text:soft-page-break/><text:span text:style-name="T9">igual a 5.</text:span></text:p>
      <text:p text:style-name="P86"><text:span text:style-name="T9">El</text:span><text:span text:style-name="T22"> </text:span><text:span text:style-name="T9">contenido</text:span><text:span text:style-name="T23"> </text:span><text:span text:style-name="T9">mínimo</text:span><text:span text:style-name="T23"> </text:span><text:span text:style-name="T9">significa</text:span><text:span text:style-name="T23"> </text:span><text:span text:style-name="T9">que</text:span><text:span text:style-name="T23"> </text:span><text:span text:style-name="T9">el</text:span><text:span text:style-name="T23"> </text:span><text:span text:style-name="T9">alumno</text:span><text:span text:style-name="T23"> </text:span><text:span text:style-name="T9">tiene</text:span><text:span text:style-name="T23"> </text:span><text:span text:style-name="T9">un</text:span><text:span text:style-name="T23"> </text:span><text:span text:style-name="T9">conocimiento</text:span><text:span text:style-name="T23"> </text:span><text:span text:style-name="T9">básico</text:span><text:span text:style-name="T23"> </text:span><text:span text:style-name="T9">del</text:span><text:span text:style-name="T23"> </text:span><text:span text:style-name="T9">contenido</text:span><text:span text:style-name="T23"> </text:span><text:span text:style-name="T9">a evaluar,</text:span><text:span text:style-name="T30"> </text:span><text:span text:style-name="T9">aunque</text:span><text:span text:style-name="T30"> </text:span><text:span text:style-name="T9">no</text:span><text:span text:style-name="T30"> </text:span><text:span text:style-name="T9">tenga</text:span><text:span text:style-name="T30"> </text:span><text:span text:style-name="T9">la</text:span><text:span text:style-name="T30"> </text:span><text:span text:style-name="T9">soltura</text:span><text:span text:style-name="T30"> </text:span><text:span text:style-name="T9">suficiente</text:span><text:span text:style-name="T30"> </text:span><text:span text:style-name="T9">para</text:span><text:span text:style-name="T30"> </text:span><text:span text:style-name="T9">tomar</text:span><text:span text:style-name="T30"> </text:span><text:span text:style-name="T9">decisiones</text:span><text:span text:style-name="T30"> </text:span><text:span text:style-name="T9">sobre</text:span><text:span text:style-name="T30"> </text:span><text:span text:style-name="T9">nuevas</text:span><text:span text:style-name="T30"> </text:span><text:span text:style-name="T9">tareas. El</text:span><text:span text:style-name="T31"> </text:span><text:span text:style-name="T9">criterio</text:span><text:span text:style-name="T31"> </text:span><text:span text:style-name="T9">de</text:span><text:span text:style-name="T31"> </text:span><text:span text:style-name="T9">las</text:span><text:span text:style-name="T31"> </text:span><text:span text:style-name="T9">notas</text:span><text:span text:style-name="T31"> </text:span><text:span text:style-name="T9">de</text:span><text:span text:style-name="T31"> </text:span><text:span text:style-name="T9">evaluación</text:span><text:span text:style-name="T31"> </text:span><text:span text:style-name="T9">sobre</text:span><text:span text:style-name="T31"> </text:span><text:span text:style-name="T9">los</text:span><text:span text:style-name="T31"> </text:span><text:span text:style-name="T9">contenidos</text:span><text:span text:style-name="T31"> </text:span><text:span text:style-name="T9">se</text:span><text:span text:style-name="T31"> </text:span><text:span text:style-name="T9">ha</text:span><text:span text:style-name="T31"> </text:span><text:span text:style-name="T9">explicado</text:span><text:span text:style-name="T31"> </text:span><text:span text:style-name="T9">en</text:span><text:span text:style-name="T31"> </text:span><text:span text:style-name="T9">el</text:span><text:span text:style-name="T31"> </text:span><text:span text:style-name="T9">apartado sobre</text:span><text:span text:style-name="T8"> </text:span><text:span text:style-name="T9">criterios de evaluación.</text:span></text:p>
      <text:p text:style-name="P86"><text:span text:style-name="T9">Las</text:span><text:span text:style-name="T38"> </text:span><text:span text:style-name="T9">fugas</text:span><text:span text:style-name="T27"> </text:span><text:span text:style-name="T9">o</text:span><text:span text:style-name="T27"> </text:span><text:span text:style-name="T9">faltas</text:span><text:span text:style-name="T27"> </text:span><text:span text:style-name="T9">injustificadas</text:span><text:span text:style-name="T27"> </text:span><text:span text:style-name="T9">tienen</text:span><text:span text:style-name="T27"> </text:span><text:span text:style-name="T9">consideración</text:span><text:span text:style-name="T27"> </text:span><text:span text:style-name="T9">de</text:span><text:span text:style-name="T27"> </text:span><text:span text:style-name="T9">falta</text:span><text:span text:style-name="T27"> </text:span><text:span text:style-name="T9">grave.</text:span><text:span text:style-name="T27"> </text:span><text:span text:style-name="T9">El</text:span><text:span text:style-name="T27"> </text:span><text:span text:style-name="T9">alumno</text:span><text:span text:style-name="T27"> </text:span><text:span text:style-name="T9">que</text:span><text:span text:style-name="T27"> </text:span><text:span text:style-name="T9">se fugue</text:span><text:span text:style-name="T27"> </text:span><text:span text:style-name="T9">o</text:span><text:span text:style-name="T27"> </text:span><text:span text:style-name="T9">falte</text:span><text:span text:style-name="T27"> </text:span><text:span text:style-name="T9">de</text:span><text:span text:style-name="T27"> </text:span><text:span text:style-name="T9">forma</text:span><text:span text:style-name="T27"> </text:span><text:span text:style-name="T9">injustificada</text:span><text:span text:style-name="T27"> </text:span><text:span text:style-name="T9">obtendrá</text:span><text:span text:style-name="T27"> </text:span><text:span text:style-name="T9">una</text:span><text:span text:style-name="T27"> </text:span><text:span text:style-name="T9">calificación</text:span><text:span text:style-name="T27"> </text:span><text:span text:style-name="T9">de</text:span><text:span text:style-name="T27"> </text:span><text:span text:style-name="T9">cero </text:span><text:span text:style-name="T39"><text:s/></text:span><text:span text:style-name="T9">o</text:span><text:span text:style-name="T27"> </text:span><text:span text:style-name="T9">negativa</text:span><text:span text:style-name="T27"> </text:span><text:span text:style-name="T9">en</text:span><text:span text:style-name="T27"> </text:span><text:span text:style-name="T9">las tareas</text:span><text:span text:style-name="T38"> </text:span><text:span text:style-name="T9">programadas</text:span><text:span text:style-name="T38"> </text:span><text:span text:style-name="T9">para</text:span><text:span text:style-name="T38"> </text:span><text:span text:style-name="T9">el</text:span><text:span text:style-name="T38"> </text:span><text:span text:style-name="T9">día</text:span><text:span text:style-name="T38"> </text:span><text:span text:style-name="T9">de</text:span><text:span text:style-name="T38"> </text:span><text:span text:style-name="T9">la</text:span><text:span text:style-name="T38"> </text:span><text:span text:style-name="T9">inasistencia.</text:span><text:span text:style-name="T38"> </text:span><text:span text:style-name="T9">No</text:span><text:span text:style-name="T38"> </text:span><text:span text:style-name="T9">habrá</text:span><text:span text:style-name="T38"> </text:span><text:span text:style-name="T9">posibilidad</text:span><text:span text:style-name="T38"> </text:span><text:span text:style-name="T9">de</text:span><text:span text:style-name="T38"> </text:span><text:span text:style-name="T9">entrega</text:span><text:span text:style-name="T38"> </text:span><text:span text:style-name="T9">de</text:span><text:span text:style-name="T38"> </text:span><text:span text:style-name="T9">la actividad fuera de plazo.</text:span></text:p>
      <text:p text:style-name="P88"/>
      <text:p text:style-name="P94"><text:bookmark-start text:name="__RefHeading___Toc20123_87245982"/><text:span text:style-name="T6">Pérdida de la evaluación continua</text:span><text:bookmark-end text:name="__RefHeading___Toc20123_87245982"/></text:p>
      <text:p text:style-name="P86"><text:span text:style-name="T9">La</text:span><text:span text:style-name="T40"> </text:span><text:span text:style-name="T9">inasistencia</text:span><text:span text:style-name="T11"> </text:span><text:span text:style-name="T9">reiterada</text:span><text:span text:style-name="T11"> </text:span><text:span text:style-name="T9">a</text:span><text:span text:style-name="T11"> </text:span><text:span text:style-name="T9">clase</text:span><text:span text:style-name="T11"> </text:span><text:span text:style-name="T9">de</text:span><text:span text:style-name="T11"> </text:span><text:span text:style-name="T9">forma</text:span><text:span text:style-name="T11"> </text:span><text:span text:style-name="T9">que</text:span><text:span text:style-name="T11"> </text:span><text:span text:style-name="T9">el</text:span><text:span text:style-name="T11"> </text:span><text:span text:style-name="T9">alumno</text:span><text:span text:style-name="T11"> </text:span><text:span text:style-name="T9">acumule</text:span><text:span text:style-name="T11"> </text:span><text:span text:style-name="T9">más</text:span><text:span text:style-name="T11"> </text:span><text:span text:style-name="T9">de</text:span><text:span text:style-name="T11"> </text:span><text:span text:style-name="T9">un</text:span><text:span text:style-name="T11"> </text:span><text:span text:style-name="T9">15%</text:span><text:span text:style-name="T11"> </text:span><text:span text:style-name="T9">de faltas</text:span><text:span text:style-name="T41"> </text:span><text:span text:style-name="T9">sobre</text:span><text:span text:style-name="T41"> </text:span><text:span text:style-name="T9">el</text:span><text:span text:style-name="T41"> </text:span><text:span text:style-name="T9">total</text:span><text:span text:style-name="T41"> </text:span><text:span text:style-name="T9">de</text:span><text:span text:style-name="T41"> </text:span><text:span text:style-name="T9">horas</text:span><text:span text:style-name="T41"> </text:span><text:span text:style-name="T9">del</text:span><text:span text:style-name="T41"> </text:span><text:span text:style-name="T9">módulo</text:span><text:span text:style-name="T41"> </text:span><text:span text:style-name="T9">supondrá</text:span><text:span text:style-name="T41"> </text:span><text:span text:style-name="T9">la</text:span><text:span text:style-name="T41"> </text:span><text:span text:style-name="T9">pérdida</text:span><text:span text:style-name="T41"> </text:span><text:span text:style-name="T9">automática</text:span><text:span text:style-name="T41"> </text:span><text:span text:style-name="T9">del</text:span><text:span text:style-name="T41"> </text:span><text:span text:style-name="T9">derecho</text:span><text:span text:style-name="T41"> </text:span><text:span text:style-name="T9">de evaluación continua.</text:span></text:p>
      <text:p text:style-name="P95"><text:span text:style-name="T6"/></text:p>
      <text:p text:style-name="P95"><text:bookmark-start text:name="__RefHeading___Toc20125_87245982"/><text:span text:style-name="T6">Procedimiento de notificación de la pérdida de la evaluación continua</text:span><text:bookmark-end text:name="__RefHeading___Toc20125_87245982"/></text:p>
      <text:p text:style-name="P86"><text:span text:style-name="T9">Al</text:span><text:span text:style-name="T42"> </text:span><text:span text:style-name="T9">alumno</text:span><text:span text:style-name="T43"> </text:span><text:span text:style-name="T9">se</text:span><text:span text:style-name="T43"> </text:span><text:span text:style-name="T9">le</text:span><text:span text:style-name="T43"> </text:span><text:span text:style-name="T9">notificará</text:span><text:span text:style-name="T43"> </text:span><text:span text:style-name="T9">por</text:span><text:span text:style-name="T43"> </text:span><text:span text:style-name="T9">escrito,</text:span><text:span text:style-name="T43"> </text:span><text:span text:style-name="T9">con</text:span><text:span text:style-name="T43"> </text:span><text:span text:style-name="T9">acuse</text:span><text:span text:style-name="T43"> </text:span><text:span text:style-name="T9">de</text:span><text:span text:style-name="T43"> </text:span><text:span text:style-name="T9">recibo,</text:span><text:span text:style-name="T43"> </text:span><text:span text:style-name="T9">cuando</text:span><text:span text:style-name="T43"> </text:span><text:span text:style-name="T9">acumule</text:span><text:span text:style-name="T43"> </text:span><text:span text:style-name="T9">un</text:span><text:span text:style-name="T43"> </text:span><text:span text:style-name="T9">5%</text:span><text:span text:style-name="T43"> </text:span><text:span text:style-name="T9">de faltas y posteriormente cuando acumule un 10% de las faltas.</text:span></text:p>
      <text:p text:style-name="P71"><text:span text:style-name="T9">Cuando</text:span><text:span text:style-name="T40"> </text:span><text:span text:style-name="T9">el</text:span><text:span text:style-name="T11"> </text:span><text:span text:style-name="T9">alumno</text:span><text:span text:style-name="T11"> </text:span><text:span text:style-name="T9">acumule</text:span><text:span text:style-name="T11"> </text:span><text:span text:style-name="T9">un</text:span><text:span text:style-name="T11"> </text:span><text:span text:style-name="T9">15%</text:span><text:span text:style-name="T11"> </text:span><text:span text:style-name="T9">de</text:span><text:span text:style-name="T11"> </text:span><text:span text:style-name="T9">faltas</text:span><text:span text:style-name="T11"> </text:span><text:span text:style-name="T9">sobre</text:span><text:span text:style-name="T11"> </text:span><text:span text:style-name="T9">el</text:span><text:span text:style-name="T11"> </text:span><text:span text:style-name="T9">total</text:span><text:span text:style-name="T11"> </text:span><text:span text:style-name="T9">de</text:span><text:span text:style-name="T13"> </text:span><text:span text:style-name="T9">horas</text:span><text:span text:style-name="T11"> </text:span><text:span text:style-name="T9">del</text:span><text:span text:style-name="T11"> </text:span><text:span text:style-name="T9">módulo</text:span><text:span text:style-name="T11"> </text:span><text:span text:style-name="T9">se</text:span><text:span text:style-name="T11"> </text:span><text:span text:style-name="T9">le comunicará de la misma forma la pérdida de la evaluación continua</text:span></text:p>
      <text:p text:style-name="P89"/>
      <text:p text:style-name="P95"><text:bookmark-start text:name="__RefHeading___Toc20127_87245982"/><text:span text:style-name="T6">Sistemas</text:span><text:span text:style-name="T32"> </text:span><text:span text:style-name="T6">e</text:span><text:span text:style-name="T32"> </text:span><text:span text:style-name="T6">instrumentos</text:span><text:span text:style-name="T32"> </text:span><text:span text:style-name="T6">de</text:span><text:span text:style-name="T32"> </text:span><text:span text:style-name="T6">evaluación</text:span><text:span text:style-name="T32"> </text:span><text:span text:style-name="T6">para</text:span><text:span text:style-name="T32"> </text:span><text:span text:style-name="T6">los</text:span><text:span text:style-name="T32"> </text:span><text:span text:style-name="T6">alumnos</text:span><text:span text:style-name="T32"> </text:span><text:span text:style-name="T6">que</text:span><text:span text:style-name="T32"> </text:span><text:span text:style-name="T6">han</text:span><text:span text:style-name="T32"> </text:span><text:span text:style-name="T6">perdido</text:span><text:span text:style-name="T32"> </text:span><text:span text:style-name="T6">el derecho a la evaluación continua</text:span><text:bookmark-end text:name="__RefHeading___Toc20127_87245982"/></text:p>
      <text:p text:style-name="P86"><text:span text:style-name="T9">En</text:span><text:span text:style-name="T45"> </text:span><text:span text:style-name="T9">el </text:span><text:span text:style-name="T38"><text:s/></text:span><text:span text:style-name="T9">caso </text:span><text:span text:style-name="T38"><text:s/></text:span><text:span text:style-name="T9">de </text:span><text:span text:style-name="T38"><text:s/></text:span><text:span text:style-name="T9">pérdida </text:span><text:span text:style-name="T38"><text:s/></text:span><text:span text:style-name="T9">de </text:span><text:span text:style-name="T38"><text:s/></text:span><text:span text:style-name="T9">evaluación </text:span><text:span text:style-name="T38"><text:s/></text:span><text:span text:style-name="T9">continua </text:span><text:span text:style-name="T38"><text:s/></text:span><text:span text:style-name="T9">por </text:span><text:span text:style-name="T38"><text:s/></text:span><text:span text:style-name="T9">los </text:span><text:span text:style-name="T38"><text:s/></text:span><text:span text:style-name="T9">criterios </text:span><text:span text:style-name="T38"><text:s/></text:span><text:span text:style-name="T9">establecidos </text:span><text:span text:style-name="T38"><text:s/></text:span><text:span text:style-name="T9">en </text:span><text:span text:style-name="T38"><text:s/></text:span><text:span text:style-name="T9">la concreción </text:span><text:span text:style-name="T43"><text:s/></text:span><text:span text:style-name="T9">curricular </text:span><text:span text:style-name="T43"><text:s/></text:span><text:span text:style-name="T9">del </text:span><text:span text:style-name="T43"><text:s/></text:span><text:span text:style-name="T9">ciclo, </text:span><text:span text:style-name="T43"><text:s/></text:span><text:span text:style-name="T9">los </text:span><text:span text:style-name="T43"><text:s/></text:span><text:span text:style-name="T9">alumnos </text:span><text:span text:style-name="T43"><text:s/></text:span><text:span text:style-name="T9">con </text:span><text:span text:style-name="T43"><text:s/></text:span><text:span text:style-name="T9">pérdida </text:span><text:span text:style-name="T43"><text:s/></text:span><text:span text:style-name="T9">de </text:span><text:span text:style-name="T43"><text:s/></text:span><text:span text:style-name="T9">la </text:span><text:span text:style-name="T43"><text:s/></text:span><text:span text:style-name="T9">evaluación </text:span><text:span text:style-name="T43"><text:s/></text:span><text:span text:style-name="T9">continua realizarán </text:span><text:span text:style-name="T19"><text:s/></text:span><text:span text:style-name="T9">en </text:span><text:span text:style-name="T19"><text:s/></text:span><text:span text:style-name="T9">fechas </text:span><text:span text:style-name="T19"><text:s/></text:span><text:span text:style-name="T9">acordadas </text:span><text:span text:style-name="T19"><text:s/></text:span><text:span text:style-name="T9">en </text:span><text:span text:style-name="T19"><text:s/></text:span><text:span text:style-name="T9">el </text:span><text:span text:style-name="T19"><text:s/></text:span><text:span text:style-name="T9">Departamento </text:span><text:span text:style-name="T19"><text:s/></text:span><text:span text:style-name="T9">y </text:span><text:span text:style-name="T40"><text:s/></text:span><text:span text:style-name="T9">comunicadas </text:span><text:span text:style-name="T19"><text:s/></text:span><text:span text:style-name="T9">a </text:span><text:span text:style-name="T19"><text:s/></text:span><text:span text:style-name="T9">los </text:span><text:span text:style-name="T19"><text:s/></text:span><text:span text:style-name="T9">alumnos afectados las siguientes pruebas:</text:span></text:p>
      <text:p text:style-name="P86"><text:span text:style-name="T9">Prueba </text:span><text:span text:style-name="T46"><text:s/></text:span><text:span text:style-name="T9">escrita </text:span><text:span text:style-name="T47"><text:s/></text:span><text:span text:style-name="T9">sobre </text:span><text:span text:style-name="T47"><text:s/></text:span><text:span text:style-name="T9">contenidos </text:span><text:span text:style-name="T47"><text:s/></text:span><text:span text:style-name="T9">del </text:span><text:span text:style-name="T47"><text:s/></text:span><text:span text:style-name="T9">módulo. </text:span><text:span text:style-name="T47"><text:s/></text:span><text:span text:style-name="T9">Incluirá </text:span><text:span text:style-name="T47"><text:s/></text:span><text:span text:style-name="T9">preguntas </text:span><text:span text:style-name="T47"><text:s/></text:span><text:span text:style-name="T9">sobre </text:span><text:span text:style-name="T47"><text:s/></text:span><text:span text:style-name="T9">conceptos </text:span><text:span text:style-name="T47"><text:s/></text:span><text:span text:style-name="T9">y supuestos prácticos. Tendrá carácter </text:span><text:span text:style-name="T48"><text:s/></text:span><text:span text:style-name="T9">eliminatorio y</text:span><text:span text:style-name="T48"> </text:span><text:span text:style-name="T9">el alumno para aprobar debe sacar un mínimo de un 6 sobre 10.</text:span></text:p>
      <text:p text:style-name="P86"><text:soft-page-break/><text:span text:style-name="T9">Prueba</text:span><text:span text:style-name="T49"> </text:span><text:span text:style-name="T9">práctica </text:span><text:span text:style-name="T50"><text:s/></text:span><text:span text:style-name="T9">para </text:span><text:span text:style-name="T50"><text:s/></text:span><text:span text:style-name="T9">evaluar </text:span><text:span text:style-name="T50"><text:s/></text:span><text:span text:style-name="T9">contenidos </text:span><text:span text:style-name="T50"><text:s/></text:span><text:span text:style-name="T9">procedimentales, </text:span><text:span text:style-name="T50"><text:s/></text:span><text:span text:style-name="T9">delante </text:span><text:span text:style-name="T50"><text:s/></text:span><text:span text:style-name="T9">del </text:span><text:span text:style-name="T50"><text:s/></text:span><text:span text:style-name="T9">ordenador. </text:span><text:span text:style-name="T50"><text:s/></text:span><text:span text:style-name="T9">El alumno</text:span><text:span text:style-name="T26"> </text:span><text:span text:style-name="T9">deberá, </text:span><text:span text:style-name="T51"><text:s/></text:span><text:span text:style-name="T9">además</text:span><text:span text:style-name="T26"> </text:span><text:span text:style-name="T9">de</text:span><text:span text:style-name="T26"> </text:span><text:span text:style-name="T9">realizar</text:span><text:span text:style-name="T26"> </text:span><text:span text:style-name="T9">la</text:span><text:span text:style-name="T26"> </text:span><text:span text:style-name="T9">prueba,</text:span><text:span text:style-name="T26"> </text:span><text:span text:style-name="T9">contestar</text:span><text:span text:style-name="T26"> </text:span><text:span text:style-name="T9">a</text:span><text:span text:style-name="T26"> </text:span><text:span text:style-name="T9">preguntas</text:span><text:span text:style-name="T26"> </text:span><text:span text:style-name="T9">realizadas</text:span><text:span text:style-name="T26"> </text:span><text:span text:style-name="T9">por</text:span><text:span text:style-name="T26"> </text:span><text:span text:style-name="T9">el profesor</text:span><text:span text:style-name="T52"> </text:span><text:span text:style-name="T9">sobre</text:span><text:span text:style-name="T52"> </text:span><text:span text:style-name="T9">la</text:span><text:span text:style-name="T52"> </text:span><text:span text:style-name="T9">misma</text:span><text:span text:style-name="T52"> </text:span><text:span text:style-name="T9">y </text:span><text:span text:style-name="T22"><text:s/></text:span><text:span text:style-name="T9">realizar</text:span><text:span text:style-name="T52"> </text:span><text:span text:style-name="T9">posibles</text:span><text:span text:style-name="T52"> </text:span><text:span text:style-name="T9">modificaciones</text:span><text:span text:style-name="T52"> </text:span><text:span text:style-name="T9">y</text:span><text:span text:style-name="T52"> </text:span><text:span text:style-name="T9">cambios</text:span><text:span text:style-name="T52"> </text:span><text:span text:style-name="T9">a</text:span><text:span text:style-name="T52"> </text:span><text:span text:style-name="T9">solicitud</text:span><text:span text:style-name="T52"> </text:span><text:span text:style-name="T9">del profesor. Para aprobar el alumno debe sacar un mínimo de un 6 sobre 10.</text:span></text:p>
      <text:p text:style-name="P22"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OpenSymbol" svg:font-family="OpenSymbol, 'Arial Unicode MS'"/>
    <style:font-face style:name="Symbol1" svg:font-family="Symbol"/>
    <style:font-face style:name="Times New Roman1" svg:font-family="'Times New Roman', 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4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4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4z1" style:family="text">
      <style:text-properties style:font-name="Symbol" fo:font-family="Symbol" style:font-family-generic="roman" style:font-pitch="variable" fo:font-size="9pt" style:font-size-asian="9pt" style:font-name-complex="StarSymbol1" style:font-family-complex="StarSymbol, 'Arial Unicode MS'" style:font-charset-complex="x-symbol" style:font-size-complex="9pt"/>
    </style:style>
    <style:style style:name="WW8Num18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8z0" style:family="text">
      <style:text-properties style:use-window-font-color="true" style:font-name="Symbol1" fo:font-family="Symbol" fo:font-size="12pt" fo:language="es" fo:country="ES" style:font-size-asian="12pt" style:language-asian="zxx" style:country-asian="none" style:font-name-complex="Symbol" style:font-family-complex="Symbol" style:font-family-generic-complex="roman" style:font-pitch-complex="variable" style:font-size-complex="12pt" style:language-complex="ar" style:country-complex="SA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Star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6" style:family="table">
      <style:table-properties style:width="17.141cm" table:align="left" style:writing-mode="lr-tb"/>
    </style:style>
    <style:style style:name="Tabla36.A" style:family="table-column">
      <style:table-column-properties style:column-width="2.392cm"/>
    </style:style>
    <style:style style:name="Tabla36.B" style:family="table-column">
      <style:table-column-properties style:column-width="14.75cm"/>
    </style:style>
    <style:style style:name="Tabla36.1" style:family="table-row">
      <style:table-row-properties style:min-row-height="2.011cm" fo:keep-together="auto"/>
    </style:style>
    <style:style style:name="Tabla36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a36.B1" style:family="table-cell">
      <style:table-cell-properties style:vertical-align="top" fo:padding="0.097cm" fo:border="1pt solid #000000" style:writing-mode="lr-tb"/>
    </style:style>
    <style:style style:name="MP1" style:family="paragraph" style:parent-style-name="Table_20_Contents">
      <style:paragraph-properties style:snap-to-layout-grid="false"/>
      <style:text-properties officeooo:paragraph-rsid="0016761a"/>
    </style:style>
    <style:style style:name="MP2" style:family="paragraph" style:parent-style-name="Table_20_Contents">
      <loext:graphic-properties draw:fill-image-width="0cm" draw:fill-image-height="0cm"/>
      <style:paragraph-properties fo:margin-top="0.101cm" fo:margin-bottom="0.12cm" loext:contextual-spacing="false" fo:line-height="100%" fo:text-align="center" style:justify-single-word="false" style:shadow="none" style:snap-to-layout-grid="false" style:writing-mode="lr-tb"/>
      <style:text-properties style:font-name="Arial" fo:font-size="10pt" fo:font-weight="bold" officeooo:paragraph-rsid="0016761a" style:font-size-asian="10pt" style:font-weight-asian="bold" style:font-name-complex="Arial" style:font-size-complex="10pt" style:font-weight-complex="bold"/>
    </style:style>
    <style:style style:name="MP3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officeooo:paragraph-rsid="0016761a"/>
    </style:style>
    <style:style style:name="MP4" style:family="paragraph" style:parent-style-name="Standard">
      <style:text-properties officeooo:paragraph-rsid="0016761a"/>
    </style:style>
    <style:style style:name="M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2" style:family="text">
      <style:text-properties style:font-name="Arial" fo:font-size="10pt" style:font-size-asian="10pt" style:font-name-complex="Arial" style:font-size-complex="10pt"/>
    </style:style>
    <style:style style:name="MT3" style:family="text">
      <style:text-properties style:font-name="Arial" fo:font-size="10pt" fo:font-weight="bold" officeooo:rsid="001a1fb6" style:font-size-asian="10pt" style:font-weight-asian="bold" style:font-name-complex="Arial" style:font-size-complex="10pt" style:font-weight-complex="bold"/>
    </style:style>
    <style:style style:name="MT4" style:family="text">
      <style:text-properties style:font-name="Arial" fo:font-size="10pt" fo:font-weight="normal" officeooo:rsid="001a1fb6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Arial" fo:font-size="10pt" officeooo:rsid="001a1fb6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36" table:style-name="Tabla36">
          <table:table-column table:style-name="Tabla36.A"/>
          <table:table-column table:style-name="Tabla36.B"/>
          <table:table-row table:style-name="Tabla36.1">
            <table:table-cell table:style-name="Tabla36.A1" office:value-type="string">
              <text:p text:style-name="MP1"><draw:frame draw:style-name="Mfr1" draw:name="Imagen17" text:anchor-type="as-char" svg:y="0cm" svg:width="2.198cm" svg:height="1.843cm" draw:z-index="7"><draw:image xlink:href="Pictures/100000000000006F0000005D127B64B7CBC3129D.png" xlink:type="simple" xlink:show="embed" xlink:actuate="onLoad"/></draw:frame></text:p>
            </table:table-cell>
            <table:table-cell table:style-name="Tabla36.B1" office:value-type="string">
              <text:p text:style-name="MP2">IES HARÍA. DEPARTAMENTO DE INFORMÁTICA</text:p>
              <text:p text:style-name="MP3"><text:span text:style-name="MT1">Ciclo formativo:</text:span><text:span text:style-name="MT2"> Sistemas Microinformáticos y Redes</text:span></text:p>
              <text:p text:style-name="MP3"><text:span text:style-name="MT1">Módulo: </text:span><text:span text:style-name="MT3"><text:s/></text:span><text:span text:style-name="MT4">0223. Aplicaciones Ofimáticas - AIF</text:span></text:p>
              <text:p text:style-name="MP3"><text:span text:style-name="MT1">Curso:</text:span><text:span text:style-name="MT2">201</text:span><text:span text:style-name="MT5">6</text:span><text:span text:style-name="MT2">-1</text:span><text:span text:style-name="MT5">7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1:45:10.017767959</meta:creation-date>
    <dc:date>2016-11-23T23:47:36.221000000</dc:date>
    <meta:editing-duration>PT30M18S</meta:editing-duration>
    <meta:editing-cycles>5</meta:editing-cycles>
    <meta:generator>LibreOffice/5.2.1.2$Windows_x86 LibreOffice_project/31dd62db80d4e60af04904455ec9c9219178d620</meta:generator>
    <meta:document-statistic meta:table-count="2" meta:image-count="1" meta:object-count="0" meta:page-count="8" meta:paragraph-count="141" meta:word-count="2118" meta:character-count="13273" meta:non-whitespace-character-count="11200"/>
  </office:meta>
</office:document-meta>
</file>